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61mm"/>
    </style:style>
    <style:style style:name="ro1" style:family="table-row">
      <style:table-row-properties style:row-height="11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5.13mm" fo:break-before="auto" style:use-optimal-row-height="false"/>
    </style:style>
    <style:style style:name="ro5" style:family="table-row">
      <style:table-row-properties style:row-height="8.17mm" fo:break-before="auto" style:use-optimal-row-height="false"/>
    </style:style>
    <style:style style:name="ta1" style:family="table" style:master-page-name="PageStyle_5f_Blatt1">
      <style:table-properties table:display="true" style:writing-mode="lr-tb"/>
    </style:style>
    <style:style style:name="ta2" style:family="table" style:master-page-name="PageStyle_5f_Blatt2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03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 style:data-style-name="N11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itze absolut" table:style-name="ta1">
        <office:forms form:automatic-focus="false" form:apply-design-mode="false"/>
        <table:table-column table:style-name="co1" table:number-columns-repeated="16" table:default-cell-style-name="ce4"/>
        <table:table-column table:style-name="co1" table:number-columns-repeated="3" table:default-cell-style-name="Default"/>
        <table:table-column table:style-name="co1" table:number-columns-repeated="1005" table:default-cell-style-name="ce4"/>
        <table:table-row table:style-name="ro1">
          <table:table-cell table:style-name="ce1" office:value-type="string" calcext:value-type="string">
            <text:p>Jahr</text:p>
          </table:table-cell>
          <table:table-cell table:style-name="ce2" office:value-type="string" calcext:value-type="string">
            <text:p>FDP</text:p>
          </table:table-cell>
          <table:table-cell table:style-name="ce2" office:value-type="string" calcext:value-type="string">
            <text:p>LDP_LP</text:p>
          </table:table-cell>
          <table:table-cell table:style-name="ce2" office:value-type="string" calcext:value-type="string">
            <text:p>CVP_KVP</text:p>
          </table:table-cell>
          <table:table-cell table:style-name="ce2" office:value-type="string" calcext:value-type="string">
            <text:p>EVP_VEW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SVP_BGP</text:p>
          </table:table-cell>
          <table:table-cell table:style-name="ce2" office:value-type="string" calcext:value-type="string">
            <text:p>LdU</text:p>
          </table:table-cell>
          <table:table-cell table:style-name="ce2" office:value-type="string" calcext:value-type="string">
            <text:p>GB_FraB_POB</text:p>
          </table:table-cell>
          <table:table-cell table:style-name="ce2" office:value-type="string" calcext:value-type="string">
            <text:p>GLP</text:p>
          </table:table-cell>
          <table:table-cell table:style-name="ce2" office:value-type="string" calcext:value-type="string">
            <text:p>PdA_KP</text:p>
          </table:table-cell>
          <table:table-cell table:style-name="ce2" office:value-type="string" calcext:value-type="string">
            <text:p>VA_SD_UVP_NA</text:p>
          </table:table-cell>
          <table:table-cell table:style-name="ce2" office:value-type="string" calcext:value-type="string">
            <text:p>Andere</text:p>
          </table:table-cell>
          <table:table-cell table:style-name="ce5" office:value-type="string" calcext:value-type="string">
            <text:p>Total</text:p>
          </table:table-cell>
          <table:table-cell table:style-name="ce1" office:value-type="string" calcext:value-type="string">
            <text:p>Kontrolle</text:p>
          </table:table-cell>
          <table:table-cell table:number-columns-repeated="1008"/>
        </table:table-row>
        <table:table-row table:style-name="ro2"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2:.N2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3:.N3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4:.N4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5:.N5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6:.N6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7:.N7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20" calcext:value-type="float">
            <text:p>1920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8:.N8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9:.N9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10:.N10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29" calcext:value-type="float">
            <text:p>1929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11:.N11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12:.N12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13:.N13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14:.N14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15:.N15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44" calcext:value-type="float">
            <text:p>194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16:.N16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17:.N17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18:.N18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19:.N19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20:.N20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21:.N21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22:.N22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68" calcext:value-type="float">
            <text:p>1968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23:.N23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24:.N24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76" calcext:value-type="float">
            <text:p>197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25:.N25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26:.N26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27:.N27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28:.N28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29:.N29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30:.N30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31:.N31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0" calcext:value-type="float">
            <text:p>130</text:p>
          </table:table-cell>
          <table:table-cell table:style-name="ce1" table:formula="of:=SUM([.B32:.N32])"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08²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" table:formula="of:=SUM([.B33:.N33])"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1" table:formula="of:=SUM([.B34:.N34])" office:value-type="float" office:value="100" calcext:value-type="float">
            <text:p>100</text:p>
          </table:table-cell>
          <table:table-cell table:number-columns-repeated="100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zentual" table:style-name="ta2">
        <office:forms form:automatic-focus="false" form:apply-design-mode="false"/>
        <table:table-column table:style-name="co1" table:number-columns-repeated="1022" table:default-cell-style-name="ce9"/>
        <table:table-column table:style-name="co1" table:number-columns-repeated="2" table:default-cell-style-name="ce11"/>
        <table:table-row table:style-name="ro4">
          <table:table-cell table:style-name="ce6" office:value-type="string" calcext:value-type="string">
            <text:p>Jahr</text:p>
          </table:table-cell>
          <table:table-cell table:style-name="ce7" office:value-type="string" calcext:value-type="string">
            <text:p>FDP</text:p>
          </table:table-cell>
          <table:table-cell table:style-name="ce7" office:value-type="string" calcext:value-type="string">
            <text:p>LDP_LP</text:p>
          </table:table-cell>
          <table:table-cell table:style-name="ce7" office:value-type="string" calcext:value-type="string">
            <text:p>CVP_KVP</text:p>
          </table:table-cell>
          <table:table-cell table:style-name="ce7" office:value-type="string" calcext:value-type="string">
            <text:p>EVP_VEW</text:p>
          </table:table-cell>
          <table:table-cell table:style-name="ce7" office:value-type="string" calcext:value-type="string">
            <text:p>SP</text:p>
          </table:table-cell>
          <table:table-cell table:style-name="ce7" office:value-type="string" calcext:value-type="string">
            <text:p>DSP</text:p>
          </table:table-cell>
          <table:table-cell table:style-name="ce7" office:value-type="string" calcext:value-type="string">
            <text:p>SVP_BGP</text:p>
          </table:table-cell>
          <table:table-cell table:style-name="ce7" office:value-type="string" calcext:value-type="string">
            <text:p>LdU</text:p>
          </table:table-cell>
          <table:table-cell table:style-name="ce7" office:value-type="string" calcext:value-type="string">
            <text:p>GB_FraB_POB</text:p>
          </table:table-cell>
          <table:table-cell table:style-name="ce7" office:value-type="string" calcext:value-type="string">
            <text:p>GLP</text:p>
          </table:table-cell>
          <table:table-cell table:style-name="ce7" office:value-type="string" calcext:value-type="string">
            <text:p>PdA_KP</text:p>
          </table:table-cell>
          <table:table-cell table:style-name="ce7" office:value-type="string" calcext:value-type="string">
            <text:p>VA_SD_UVP_NA</text:p>
          </table:table-cell>
          <table:table-cell table:style-name="ce7" office:value-type="string" calcext:value-type="string">
            <text:p>Andere</text:p>
          </table:table-cell>
          <table:table-cell table:style-name="ce7" office:value-type="string" calcext:value-type="string">
            <text:p>Total</text:p>
          </table:table-cell>
          <table:table-cell table:style-name="ce11" table:number-columns-repeated="3"/>
          <table:table-cell table:number-columns-repeated="1004"/>
          <table:table-cell table:style-name="ce9"/>
          <table:table-cell/>
        </table:table-row>
        <table:table-row table:style-name="ro5">
          <table:table-cell table:style-name="ce7" office:value-type="float" office:value="1902" calcext:value-type="float">
            <text:p>1902</text:p>
          </table:table-cell>
          <table:table-cell table:style-name="ce10" table:formula="of:=[$'Sitze absolut'.B2]/[$'Sitze absolut'.$O2]*100" office:value-type="float" office:value="51.5384615384615" calcext:value-type="float">
            <text:p>51.538</text:p>
          </table:table-cell>
          <table:table-cell table:style-name="ce10" table:formula="of:=[$'Sitze absolut'.C2]/[$'Sitze absolut'.$O2]*100" office:value-type="float" office:value="26.9230769230769" calcext:value-type="float">
            <text:p>26.923</text:p>
          </table:table-cell>
          <table:table-cell table:style-name="ce10" table:formula="of:=[$'Sitze absolut'.D2]/[$'Sitze absolut'.$O2]*100" office:value-type="float" office:value="2.30769230769231" calcext:value-type="float">
            <text:p>2.308</text:p>
          </table:table-cell>
          <table:table-cell table:style-name="ce10" table:formula="of:=[$'Sitze absolut'.E2]/[$'Sitze absolut'.$O2]*100" office:value-type="float" office:value="0" calcext:value-type="float">
            <text:p>0.000</text:p>
          </table:table-cell>
          <table:table-cell table:style-name="ce10" table:formula="of:=[$'Sitze absolut'.F2]/[$'Sitze absolut'.$O2]*100" office:value-type="float" office:value="16.9230769230769" calcext:value-type="float">
            <text:p>16.923</text:p>
          </table:table-cell>
          <table:table-cell table:style-name="ce10" table:formula="of:=[$'Sitze absolut'.G2]/[$'Sitze absolut'.$O2]*100" office:value-type="float" office:value="0" calcext:value-type="float">
            <text:p>0.000</text:p>
          </table:table-cell>
          <table:table-cell table:style-name="ce10" table:formula="of:=[$'Sitze absolut'.H2]/[$'Sitze absolut'.$O2]*100" office:value-type="float" office:value="0" calcext:value-type="float">
            <text:p>0.000</text:p>
          </table:table-cell>
          <table:table-cell table:style-name="ce10" table:formula="of:=[$'Sitze absolut'.I2]/[$'Sitze absolut'.$O2]*100" office:value-type="float" office:value="0" calcext:value-type="float">
            <text:p>0.000</text:p>
          </table:table-cell>
          <table:table-cell table:style-name="ce10" table:formula="of:=[$'Sitze absolut'.J2]/[$'Sitze absolut'.$O2]*100" office:value-type="float" office:value="0" calcext:value-type="float">
            <text:p>0.000</text:p>
          </table:table-cell>
          <table:table-cell table:style-name="ce10" table:formula="of:=[$'Sitze absolut'.K2]/[$'Sitze absolut'.$O2]*100" office:value-type="float" office:value="0" calcext:value-type="float">
            <text:p>0.000</text:p>
          </table:table-cell>
          <table:table-cell table:style-name="ce10" table:formula="of:=[$'Sitze absolut'.L2]/[$'Sitze absolut'.$O2]*100" office:value-type="float" office:value="0" calcext:value-type="float">
            <text:p>0.000</text:p>
          </table:table-cell>
          <table:table-cell table:style-name="ce10" table:formula="of:=[$'Sitze absolut'.M2]/[$'Sitze absolut'.$O2]*100" office:value-type="float" office:value="0" calcext:value-type="float">
            <text:p>0.000</text:p>
          </table:table-cell>
          <table:table-cell table:style-name="ce10" table:formula="of:=[$'Sitze absolut'.N2]/[$'Sitze absolut'.$O2]*100" office:value-type="float" office:value="2.30769230769231" calcext:value-type="float">
            <text:p>2.308</text:p>
          </table:table-cell>
          <table:table-cell table:style-name="ce7" table:formula="of:=SUM([.B2:.N2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05" calcext:value-type="float">
            <text:p>1905</text:p>
          </table:table-cell>
          <table:table-cell table:style-name="ce10" table:formula="of:=[$'Sitze absolut'.B3]/[$'Sitze absolut'.$O3]*100" office:value-type="float" office:value="39.2307692307692" calcext:value-type="float">
            <text:p>39.231</text:p>
          </table:table-cell>
          <table:table-cell table:style-name="ce10" table:formula="of:=[$'Sitze absolut'.C3]/[$'Sitze absolut'.$O3]*100" office:value-type="float" office:value="23.0769230769231" calcext:value-type="float">
            <text:p>23.077</text:p>
          </table:table-cell>
          <table:table-cell table:style-name="ce10" table:formula="of:=[$'Sitze absolut'.D3]/[$'Sitze absolut'.$O3]*100" office:value-type="float" office:value="7.69230769230769" calcext:value-type="float">
            <text:p>7.692</text:p>
          </table:table-cell>
          <table:table-cell table:style-name="ce10" table:formula="of:=[$'Sitze absolut'.E3]/[$'Sitze absolut'.$O3]*100" office:value-type="float" office:value="0" calcext:value-type="float">
            <text:p>0.000</text:p>
          </table:table-cell>
          <table:table-cell table:style-name="ce10" table:formula="of:=[$'Sitze absolut'.F3]/[$'Sitze absolut'.$O3]*100" office:value-type="float" office:value="29.2307692307692" calcext:value-type="float">
            <text:p>29.231</text:p>
          </table:table-cell>
          <table:table-cell table:style-name="ce10" table:formula="of:=[$'Sitze absolut'.G3]/[$'Sitze absolut'.$O3]*100" office:value-type="float" office:value="0" calcext:value-type="float">
            <text:p>0.000</text:p>
          </table:table-cell>
          <table:table-cell table:style-name="ce10" table:formula="of:=[$'Sitze absolut'.H3]/[$'Sitze absolut'.$O3]*100" office:value-type="float" office:value="0" calcext:value-type="float">
            <text:p>0.000</text:p>
          </table:table-cell>
          <table:table-cell table:style-name="ce10" table:formula="of:=[$'Sitze absolut'.I3]/[$'Sitze absolut'.$O3]*100" office:value-type="float" office:value="0" calcext:value-type="float">
            <text:p>0.000</text:p>
          </table:table-cell>
          <table:table-cell table:style-name="ce10" table:formula="of:=[$'Sitze absolut'.J3]/[$'Sitze absolut'.$O3]*100" office:value-type="float" office:value="0" calcext:value-type="float">
            <text:p>0.000</text:p>
          </table:table-cell>
          <table:table-cell table:style-name="ce10" table:formula="of:=[$'Sitze absolut'.K3]/[$'Sitze absolut'.$O3]*100" office:value-type="float" office:value="0" calcext:value-type="float">
            <text:p>0.000</text:p>
          </table:table-cell>
          <table:table-cell table:style-name="ce10" table:formula="of:=[$'Sitze absolut'.L3]/[$'Sitze absolut'.$O3]*100" office:value-type="float" office:value="0" calcext:value-type="float">
            <text:p>0.000</text:p>
          </table:table-cell>
          <table:table-cell table:style-name="ce10" table:formula="of:=[$'Sitze absolut'.M3]/[$'Sitze absolut'.$O3]*100" office:value-type="float" office:value="0" calcext:value-type="float">
            <text:p>0.000</text:p>
          </table:table-cell>
          <table:table-cell table:style-name="ce10" table:formula="of:=[$'Sitze absolut'.N3]/[$'Sitze absolut'.$O3]*100" office:value-type="float" office:value="0.769230769230769" calcext:value-type="float">
            <text:p>0.769</text:p>
          </table:table-cell>
          <table:table-cell table:style-name="ce7" table:formula="of:=SUM([.B3:.N3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08" calcext:value-type="float">
            <text:p>1908</text:p>
          </table:table-cell>
          <table:table-cell table:style-name="ce10" table:formula="of:=[$'Sitze absolut'.B4]/[$'Sitze absolut'.$O4]*100" office:value-type="float" office:value="32.3076923076923" calcext:value-type="float">
            <text:p>32.308</text:p>
          </table:table-cell>
          <table:table-cell table:style-name="ce10" table:formula="of:=[$'Sitze absolut'.C4]/[$'Sitze absolut'.$O4]*100" office:value-type="float" office:value="20.7692307692308" calcext:value-type="float">
            <text:p>20.769</text:p>
          </table:table-cell>
          <table:table-cell table:style-name="ce10" table:formula="of:=[$'Sitze absolut'.D4]/[$'Sitze absolut'.$O4]*100" office:value-type="float" office:value="13.0769230769231" calcext:value-type="float">
            <text:p>13.077</text:p>
          </table:table-cell>
          <table:table-cell table:style-name="ce10" table:formula="of:=[$'Sitze absolut'.E4]/[$'Sitze absolut'.$O4]*100" office:value-type="float" office:value="0" calcext:value-type="float">
            <text:p>0.000</text:p>
          </table:table-cell>
          <table:table-cell table:style-name="ce10" table:formula="of:=[$'Sitze absolut'.F4]/[$'Sitze absolut'.$O4]*100" office:value-type="float" office:value="33.0769230769231" calcext:value-type="float">
            <text:p>33.077</text:p>
          </table:table-cell>
          <table:table-cell table:style-name="ce10" table:formula="of:=[$'Sitze absolut'.G4]/[$'Sitze absolut'.$O4]*100" office:value-type="float" office:value="0" calcext:value-type="float">
            <text:p>0.000</text:p>
          </table:table-cell>
          <table:table-cell table:style-name="ce10" table:formula="of:=[$'Sitze absolut'.H4]/[$'Sitze absolut'.$O4]*100" office:value-type="float" office:value="0" calcext:value-type="float">
            <text:p>0.000</text:p>
          </table:table-cell>
          <table:table-cell table:style-name="ce10" table:formula="of:=[$'Sitze absolut'.I4]/[$'Sitze absolut'.$O4]*100" office:value-type="float" office:value="0" calcext:value-type="float">
            <text:p>0.000</text:p>
          </table:table-cell>
          <table:table-cell table:style-name="ce10" table:formula="of:=[$'Sitze absolut'.J4]/[$'Sitze absolut'.$O4]*100" office:value-type="float" office:value="0" calcext:value-type="float">
            <text:p>0.000</text:p>
          </table:table-cell>
          <table:table-cell table:style-name="ce10" table:formula="of:=[$'Sitze absolut'.K4]/[$'Sitze absolut'.$O4]*100" office:value-type="float" office:value="0" calcext:value-type="float">
            <text:p>0.000</text:p>
          </table:table-cell>
          <table:table-cell table:style-name="ce10" table:formula="of:=[$'Sitze absolut'.L4]/[$'Sitze absolut'.$O4]*100" office:value-type="float" office:value="0" calcext:value-type="float">
            <text:p>0.000</text:p>
          </table:table-cell>
          <table:table-cell table:style-name="ce10" table:formula="of:=[$'Sitze absolut'.M4]/[$'Sitze absolut'.$O4]*100" office:value-type="float" office:value="0" calcext:value-type="float">
            <text:p>0.000</text:p>
          </table:table-cell>
          <table:table-cell table:style-name="ce10" table:formula="of:=[$'Sitze absolut'.N4]/[$'Sitze absolut'.$O4]*100" office:value-type="float" office:value="0.769230769230769" calcext:value-type="float">
            <text:p>0.769</text:p>
          </table:table-cell>
          <table:table-cell table:style-name="ce7" table:formula="of:=SUM([.B4:.N4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11" calcext:value-type="float">
            <text:p>1911</text:p>
          </table:table-cell>
          <table:table-cell table:style-name="ce10" table:formula="of:=[$'Sitze absolut'.B5]/[$'Sitze absolut'.$O5]*100" office:value-type="float" office:value="27.6923076923077" calcext:value-type="float">
            <text:p>27.692</text:p>
          </table:table-cell>
          <table:table-cell table:style-name="ce10" table:formula="of:=[$'Sitze absolut'.C5]/[$'Sitze absolut'.$O5]*100" office:value-type="float" office:value="17.6923076923077" calcext:value-type="float">
            <text:p>17.692</text:p>
          </table:table-cell>
          <table:table-cell table:style-name="ce10" table:formula="of:=[$'Sitze absolut'.D5]/[$'Sitze absolut'.$O5]*100" office:value-type="float" office:value="13.0769230769231" calcext:value-type="float">
            <text:p>13.077</text:p>
          </table:table-cell>
          <table:table-cell table:style-name="ce10" table:formula="of:=[$'Sitze absolut'.E5]/[$'Sitze absolut'.$O5]*100" office:value-type="float" office:value="0" calcext:value-type="float">
            <text:p>0.000</text:p>
          </table:table-cell>
          <table:table-cell table:style-name="ce10" table:formula="of:=[$'Sitze absolut'.F5]/[$'Sitze absolut'.$O5]*100" office:value-type="float" office:value="36.1538461538462" calcext:value-type="float">
            <text:p>36.154</text:p>
          </table:table-cell>
          <table:table-cell table:style-name="ce10" table:formula="of:=[$'Sitze absolut'.G5]/[$'Sitze absolut'.$O5]*100" office:value-type="float" office:value="0" calcext:value-type="float">
            <text:p>0.000</text:p>
          </table:table-cell>
          <table:table-cell table:style-name="ce10" table:formula="of:=[$'Sitze absolut'.H5]/[$'Sitze absolut'.$O5]*100" office:value-type="float" office:value="4.61538461538462" calcext:value-type="float">
            <text:p>4.615</text:p>
          </table:table-cell>
          <table:table-cell table:style-name="ce10" table:formula="of:=[$'Sitze absolut'.I5]/[$'Sitze absolut'.$O5]*100" office:value-type="float" office:value="0" calcext:value-type="float">
            <text:p>0.000</text:p>
          </table:table-cell>
          <table:table-cell table:style-name="ce10" table:formula="of:=[$'Sitze absolut'.J5]/[$'Sitze absolut'.$O5]*100" office:value-type="float" office:value="0" calcext:value-type="float">
            <text:p>0.000</text:p>
          </table:table-cell>
          <table:table-cell table:style-name="ce10" table:formula="of:=[$'Sitze absolut'.K5]/[$'Sitze absolut'.$O5]*100" office:value-type="float" office:value="0" calcext:value-type="float">
            <text:p>0.000</text:p>
          </table:table-cell>
          <table:table-cell table:style-name="ce10" table:formula="of:=[$'Sitze absolut'.L5]/[$'Sitze absolut'.$O5]*100" office:value-type="float" office:value="0" calcext:value-type="float">
            <text:p>0.000</text:p>
          </table:table-cell>
          <table:table-cell table:style-name="ce10" table:formula="of:=[$'Sitze absolut'.M5]/[$'Sitze absolut'.$O5]*100" office:value-type="float" office:value="0" calcext:value-type="float">
            <text:p>0.000</text:p>
          </table:table-cell>
          <table:table-cell table:style-name="ce10" table:formula="of:=[$'Sitze absolut'.N5]/[$'Sitze absolut'.$O5]*100" office:value-type="float" office:value="0.769230769230769" calcext:value-type="float">
            <text:p>0.769</text:p>
          </table:table-cell>
          <table:table-cell table:style-name="ce7" table:formula="of:=SUM([.B5:.N5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14" calcext:value-type="float">
            <text:p>1914</text:p>
          </table:table-cell>
          <table:table-cell table:style-name="ce10" table:formula="of:=[$'Sitze absolut'.B6]/[$'Sitze absolut'.$O6]*100" office:value-type="float" office:value="23.0769230769231" calcext:value-type="float">
            <text:p>23.077</text:p>
          </table:table-cell>
          <table:table-cell table:style-name="ce10" table:formula="of:=[$'Sitze absolut'.C6]/[$'Sitze absolut'.$O6]*100" office:value-type="float" office:value="16.9230769230769" calcext:value-type="float">
            <text:p>16.923</text:p>
          </table:table-cell>
          <table:table-cell table:style-name="ce10" table:formula="of:=[$'Sitze absolut'.D6]/[$'Sitze absolut'.$O6]*100" office:value-type="float" office:value="13.0769230769231" calcext:value-type="float">
            <text:p>13.077</text:p>
          </table:table-cell>
          <table:table-cell table:style-name="ce10" table:formula="of:=[$'Sitze absolut'.E6]/[$'Sitze absolut'.$O6]*100" office:value-type="float" office:value="0" calcext:value-type="float">
            <text:p>0.000</text:p>
          </table:table-cell>
          <table:table-cell table:style-name="ce10" table:formula="of:=[$'Sitze absolut'.F6]/[$'Sitze absolut'.$O6]*100" office:value-type="float" office:value="33.8461538461538" calcext:value-type="float">
            <text:p>33.846</text:p>
          </table:table-cell>
          <table:table-cell table:style-name="ce10" table:formula="of:=[$'Sitze absolut'.G6]/[$'Sitze absolut'.$O6]*100" office:value-type="float" office:value="0" calcext:value-type="float">
            <text:p>0.000</text:p>
          </table:table-cell>
          <table:table-cell table:style-name="ce10" table:formula="of:=[$'Sitze absolut'.H6]/[$'Sitze absolut'.$O6]*100" office:value-type="float" office:value="13.0769230769231" calcext:value-type="float">
            <text:p>13.077</text:p>
          </table:table-cell>
          <table:table-cell table:style-name="ce10" table:formula="of:=[$'Sitze absolut'.I6]/[$'Sitze absolut'.$O6]*100" office:value-type="float" office:value="0" calcext:value-type="float">
            <text:p>0.000</text:p>
          </table:table-cell>
          <table:table-cell table:style-name="ce10" table:formula="of:=[$'Sitze absolut'.J6]/[$'Sitze absolut'.$O6]*100" office:value-type="float" office:value="0" calcext:value-type="float">
            <text:p>0.000</text:p>
          </table:table-cell>
          <table:table-cell table:style-name="ce10" table:formula="of:=[$'Sitze absolut'.K6]/[$'Sitze absolut'.$O6]*100" office:value-type="float" office:value="0" calcext:value-type="float">
            <text:p>0.000</text:p>
          </table:table-cell>
          <table:table-cell table:style-name="ce10" table:formula="of:=[$'Sitze absolut'.L6]/[$'Sitze absolut'.$O6]*100" office:value-type="float" office:value="0" calcext:value-type="float">
            <text:p>0.000</text:p>
          </table:table-cell>
          <table:table-cell table:style-name="ce10" table:formula="of:=[$'Sitze absolut'.M6]/[$'Sitze absolut'.$O6]*100" office:value-type="float" office:value="0" calcext:value-type="float">
            <text:p>0.000</text:p>
          </table:table-cell>
          <table:table-cell table:style-name="ce10" table:formula="of:=[$'Sitze absolut'.N6]/[$'Sitze absolut'.$O6]*100" office:value-type="float" office:value="0" calcext:value-type="float">
            <text:p>0.000</text:p>
          </table:table-cell>
          <table:table-cell table:style-name="ce7" table:formula="of:=SUM([.B6:.N6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17" calcext:value-type="float">
            <text:p>1917</text:p>
          </table:table-cell>
          <table:table-cell table:style-name="ce10" table:formula="of:=[$'Sitze absolut'.B7]/[$'Sitze absolut'.$O7]*100" office:value-type="float" office:value="16.9230769230769" calcext:value-type="float">
            <text:p>16.923</text:p>
          </table:table-cell>
          <table:table-cell table:style-name="ce10" table:formula="of:=[$'Sitze absolut'.C7]/[$'Sitze absolut'.$O7]*100" office:value-type="float" office:value="13.8461538461538" calcext:value-type="float">
            <text:p>13.846</text:p>
          </table:table-cell>
          <table:table-cell table:style-name="ce10" table:formula="of:=[$'Sitze absolut'.D7]/[$'Sitze absolut'.$O7]*100" office:value-type="float" office:value="11.5384615384615" calcext:value-type="float">
            <text:p>11.538</text:p>
          </table:table-cell>
          <table:table-cell table:style-name="ce10" table:formula="of:=[$'Sitze absolut'.E7]/[$'Sitze absolut'.$O7]*100" office:value-type="float" office:value="0" calcext:value-type="float">
            <text:p>0.000</text:p>
          </table:table-cell>
          <table:table-cell table:style-name="ce10" table:formula="of:=[$'Sitze absolut'.F7]/[$'Sitze absolut'.$O7]*100" office:value-type="float" office:value="45.3846153846154" calcext:value-type="float">
            <text:p>45.385</text:p>
          </table:table-cell>
          <table:table-cell table:style-name="ce10" table:formula="of:=[$'Sitze absolut'.G7]/[$'Sitze absolut'.$O7]*100" office:value-type="float" office:value="0" calcext:value-type="float">
            <text:p>0.000</text:p>
          </table:table-cell>
          <table:table-cell table:style-name="ce10" table:formula="of:=[$'Sitze absolut'.H7]/[$'Sitze absolut'.$O7]*100" office:value-type="float" office:value="12.3076923076923" calcext:value-type="float">
            <text:p>12.308</text:p>
          </table:table-cell>
          <table:table-cell table:style-name="ce10" table:formula="of:=[$'Sitze absolut'.I7]/[$'Sitze absolut'.$O7]*100" office:value-type="float" office:value="0" calcext:value-type="float">
            <text:p>0.000</text:p>
          </table:table-cell>
          <table:table-cell table:style-name="ce10" table:formula="of:=[$'Sitze absolut'.J7]/[$'Sitze absolut'.$O7]*100" office:value-type="float" office:value="0" calcext:value-type="float">
            <text:p>0.000</text:p>
          </table:table-cell>
          <table:table-cell table:style-name="ce10" table:formula="of:=[$'Sitze absolut'.K7]/[$'Sitze absolut'.$O7]*100" office:value-type="float" office:value="0" calcext:value-type="float">
            <text:p>0.000</text:p>
          </table:table-cell>
          <table:table-cell table:style-name="ce10" table:formula="of:=[$'Sitze absolut'.L7]/[$'Sitze absolut'.$O7]*100" office:value-type="float" office:value="0" calcext:value-type="float">
            <text:p>0.000</text:p>
          </table:table-cell>
          <table:table-cell table:style-name="ce10" table:formula="of:=[$'Sitze absolut'.M7]/[$'Sitze absolut'.$O7]*100" office:value-type="float" office:value="0" calcext:value-type="float">
            <text:p>0.000</text:p>
          </table:table-cell>
          <table:table-cell table:style-name="ce10" table:formula="of:=[$'Sitze absolut'.N7]/[$'Sitze absolut'.$O7]*100" office:value-type="float" office:value="0" calcext:value-type="float">
            <text:p>0.000</text:p>
          </table:table-cell>
          <table:table-cell table:style-name="ce7" table:formula="of:=SUM([.B7:.N7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20" calcext:value-type="float">
            <text:p>1920</text:p>
          </table:table-cell>
          <table:table-cell table:style-name="ce10" table:formula="of:=[$'Sitze absolut'.B8]/[$'Sitze absolut'.$O8]*100" office:value-type="float" office:value="13.8461538461538" calcext:value-type="float">
            <text:p>13.846</text:p>
          </table:table-cell>
          <table:table-cell table:style-name="ce10" table:formula="of:=[$'Sitze absolut'.C8]/[$'Sitze absolut'.$O8]*100" office:value-type="float" office:value="13.8461538461538" calcext:value-type="float">
            <text:p>13.846</text:p>
          </table:table-cell>
          <table:table-cell table:style-name="ce10" table:formula="of:=[$'Sitze absolut'.D8]/[$'Sitze absolut'.$O8]*100" office:value-type="float" office:value="8.46153846153846" calcext:value-type="float">
            <text:p>8.462</text:p>
          </table:table-cell>
          <table:table-cell table:style-name="ce10" table:formula="of:=[$'Sitze absolut'.E8]/[$'Sitze absolut'.$O8]*100" office:value-type="float" office:value="1.53846153846154" calcext:value-type="float">
            <text:p>1.538</text:p>
          </table:table-cell>
          <table:table-cell table:style-name="ce10" table:formula="of:=[$'Sitze absolut'.F8]/[$'Sitze absolut'.$O8]*100" office:value-type="float" office:value="48.4615384615385" calcext:value-type="float">
            <text:p>48.462</text:p>
          </table:table-cell>
          <table:table-cell table:style-name="ce10" table:formula="of:=[$'Sitze absolut'.G8]/[$'Sitze absolut'.$O8]*100" office:value-type="float" office:value="0" calcext:value-type="float">
            <text:p>0.000</text:p>
          </table:table-cell>
          <table:table-cell table:style-name="ce10" table:formula="of:=[$'Sitze absolut'.H8]/[$'Sitze absolut'.$O8]*100" office:value-type="float" office:value="10" calcext:value-type="float">
            <text:p>10.000</text:p>
          </table:table-cell>
          <table:table-cell table:style-name="ce10" table:formula="of:=[$'Sitze absolut'.I8]/[$'Sitze absolut'.$O8]*100" office:value-type="float" office:value="0" calcext:value-type="float">
            <text:p>0.000</text:p>
          </table:table-cell>
          <table:table-cell table:style-name="ce10" table:formula="of:=[$'Sitze absolut'.J8]/[$'Sitze absolut'.$O8]*100" office:value-type="float" office:value="0" calcext:value-type="float">
            <text:p>0.000</text:p>
          </table:table-cell>
          <table:table-cell table:style-name="ce10" table:formula="of:=[$'Sitze absolut'.K8]/[$'Sitze absolut'.$O8]*100" office:value-type="float" office:value="0" calcext:value-type="float">
            <text:p>0.000</text:p>
          </table:table-cell>
          <table:table-cell table:style-name="ce10" table:formula="of:=[$'Sitze absolut'.L8]/[$'Sitze absolut'.$O8]*100" office:value-type="float" office:value="0" calcext:value-type="float">
            <text:p>0.000</text:p>
          </table:table-cell>
          <table:table-cell table:style-name="ce10" table:formula="of:=[$'Sitze absolut'.M8]/[$'Sitze absolut'.$O8]*100" office:value-type="float" office:value="0" calcext:value-type="float">
            <text:p>0.000</text:p>
          </table:table-cell>
          <table:table-cell table:style-name="ce10" table:formula="of:=[$'Sitze absolut'.N8]/[$'Sitze absolut'.$O8]*100" office:value-type="float" office:value="3.84615384615385" calcext:value-type="float">
            <text:p>3.846</text:p>
          </table:table-cell>
          <table:table-cell table:style-name="ce7" table:formula="of:=SUM([.B8:.N8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23" calcext:value-type="float">
            <text:p>1923</text:p>
          </table:table-cell>
          <table:table-cell table:style-name="ce10" table:formula="of:=[$'Sitze absolut'.B9]/[$'Sitze absolut'.$O9]*100" office:value-type="float" office:value="14.6153846153846" calcext:value-type="float">
            <text:p>14.615</text:p>
          </table:table-cell>
          <table:table-cell table:style-name="ce10" table:formula="of:=[$'Sitze absolut'.C9]/[$'Sitze absolut'.$O9]*100" office:value-type="float" office:value="13.8461538461538" calcext:value-type="float">
            <text:p>13.846</text:p>
          </table:table-cell>
          <table:table-cell table:style-name="ce10" table:formula="of:=[$'Sitze absolut'.D9]/[$'Sitze absolut'.$O9]*100" office:value-type="float" office:value="8.46153846153846" calcext:value-type="float">
            <text:p>8.462</text:p>
          </table:table-cell>
          <table:table-cell table:style-name="ce10" table:formula="of:=[$'Sitze absolut'.E9]/[$'Sitze absolut'.$O9]*100" office:value-type="float" office:value="1.53846153846154" calcext:value-type="float">
            <text:p>1.538</text:p>
          </table:table-cell>
          <table:table-cell table:style-name="ce10" table:formula="of:=[$'Sitze absolut'.F9]/[$'Sitze absolut'.$O9]*100" office:value-type="float" office:value="34.6153846153846" calcext:value-type="float">
            <text:p>34.615</text:p>
          </table:table-cell>
          <table:table-cell table:style-name="ce10" table:formula="of:=[$'Sitze absolut'.G9]/[$'Sitze absolut'.$O9]*100" office:value-type="float" office:value="0" calcext:value-type="float">
            <text:p>0.000</text:p>
          </table:table-cell>
          <table:table-cell table:style-name="ce10" table:formula="of:=[$'Sitze absolut'.H9]/[$'Sitze absolut'.$O9]*100" office:value-type="float" office:value="10.7692307692308" calcext:value-type="float">
            <text:p>10.769</text:p>
          </table:table-cell>
          <table:table-cell table:style-name="ce10" table:formula="of:=[$'Sitze absolut'.I9]/[$'Sitze absolut'.$O9]*100" office:value-type="float" office:value="0" calcext:value-type="float">
            <text:p>0.000</text:p>
          </table:table-cell>
          <table:table-cell table:style-name="ce10" table:formula="of:=[$'Sitze absolut'.J9]/[$'Sitze absolut'.$O9]*100" office:value-type="float" office:value="0" calcext:value-type="float">
            <text:p>0.000</text:p>
          </table:table-cell>
          <table:table-cell table:style-name="ce10" table:formula="of:=[$'Sitze absolut'.K9]/[$'Sitze absolut'.$O9]*100" office:value-type="float" office:value="0" calcext:value-type="float">
            <text:p>0.000</text:p>
          </table:table-cell>
          <table:table-cell table:style-name="ce10" table:formula="of:=[$'Sitze absolut'.L9]/[$'Sitze absolut'.$O9]*100" office:value-type="float" office:value="12.3076923076923" calcext:value-type="float">
            <text:p>12.308</text:p>
          </table:table-cell>
          <table:table-cell table:style-name="ce10" table:formula="of:=[$'Sitze absolut'.M9]/[$'Sitze absolut'.$O9]*100" office:value-type="float" office:value="0" calcext:value-type="float">
            <text:p>0.000</text:p>
          </table:table-cell>
          <table:table-cell table:style-name="ce10" table:formula="of:=[$'Sitze absolut'.N9]/[$'Sitze absolut'.$O9]*100" office:value-type="float" office:value="3.84615384615385" calcext:value-type="float">
            <text:p>3.846</text:p>
          </table:table-cell>
          <table:table-cell table:style-name="ce7" table:formula="of:=SUM([.B9:.N9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26" calcext:value-type="float">
            <text:p>1926</text:p>
          </table:table-cell>
          <table:table-cell table:style-name="ce10" table:formula="of:=[$'Sitze absolut'.B10]/[$'Sitze absolut'.$O10]*100" office:value-type="float" office:value="12.3076923076923" calcext:value-type="float">
            <text:p>12.308</text:p>
          </table:table-cell>
          <table:table-cell table:style-name="ce10" table:formula="of:=[$'Sitze absolut'.C10]/[$'Sitze absolut'.$O10]*100" office:value-type="float" office:value="13.8461538461538" calcext:value-type="float">
            <text:p>13.846</text:p>
          </table:table-cell>
          <table:table-cell table:style-name="ce10" table:formula="of:=[$'Sitze absolut'.D10]/[$'Sitze absolut'.$O10]*100" office:value-type="float" office:value="10" calcext:value-type="float">
            <text:p>10.000</text:p>
          </table:table-cell>
          <table:table-cell table:style-name="ce10" table:formula="of:=[$'Sitze absolut'.E10]/[$'Sitze absolut'.$O10]*100" office:value-type="float" office:value="2.30769230769231" calcext:value-type="float">
            <text:p>2.308</text:p>
          </table:table-cell>
          <table:table-cell table:style-name="ce10" table:formula="of:=[$'Sitze absolut'.F10]/[$'Sitze absolut'.$O10]*100" office:value-type="float" office:value="30" calcext:value-type="float">
            <text:p>30.000</text:p>
          </table:table-cell>
          <table:table-cell table:style-name="ce10" table:formula="of:=[$'Sitze absolut'.G10]/[$'Sitze absolut'.$O10]*100" office:value-type="float" office:value="0" calcext:value-type="float">
            <text:p>0.000</text:p>
          </table:table-cell>
          <table:table-cell table:style-name="ce10" table:formula="of:=[$'Sitze absolut'.H10]/[$'Sitze absolut'.$O10]*100" office:value-type="float" office:value="11.5384615384615" calcext:value-type="float">
            <text:p>11.538</text:p>
          </table:table-cell>
          <table:table-cell table:style-name="ce10" table:formula="of:=[$'Sitze absolut'.I10]/[$'Sitze absolut'.$O10]*100" office:value-type="float" office:value="0" calcext:value-type="float">
            <text:p>0.000</text:p>
          </table:table-cell>
          <table:table-cell table:style-name="ce10" table:formula="of:=[$'Sitze absolut'.J10]/[$'Sitze absolut'.$O10]*100" office:value-type="float" office:value="0" calcext:value-type="float">
            <text:p>0.000</text:p>
          </table:table-cell>
          <table:table-cell table:style-name="ce10" table:formula="of:=[$'Sitze absolut'.K10]/[$'Sitze absolut'.$O10]*100" office:value-type="float" office:value="0" calcext:value-type="float">
            <text:p>0.000</text:p>
          </table:table-cell>
          <table:table-cell table:style-name="ce10" table:formula="of:=[$'Sitze absolut'.L10]/[$'Sitze absolut'.$O10]*100" office:value-type="float" office:value="16.9230769230769" calcext:value-type="float">
            <text:p>16.923</text:p>
          </table:table-cell>
          <table:table-cell table:style-name="ce10" table:formula="of:=[$'Sitze absolut'.M10]/[$'Sitze absolut'.$O10]*100" office:value-type="float" office:value="0" calcext:value-type="float">
            <text:p>0.000</text:p>
          </table:table-cell>
          <table:table-cell table:style-name="ce10" table:formula="of:=[$'Sitze absolut'.N10]/[$'Sitze absolut'.$O10]*100" office:value-type="float" office:value="3.07692307692308" calcext:value-type="float">
            <text:p>3.077</text:p>
          </table:table-cell>
          <table:table-cell table:style-name="ce7" table:formula="of:=SUM([.B10:.N10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29" calcext:value-type="float">
            <text:p>1929</text:p>
          </table:table-cell>
          <table:table-cell table:style-name="ce10" table:formula="of:=[$'Sitze absolut'.B11]/[$'Sitze absolut'.$O11]*100" office:value-type="float" office:value="13.8461538461538" calcext:value-type="float">
            <text:p>13.846</text:p>
          </table:table-cell>
          <table:table-cell table:style-name="ce10" table:formula="of:=[$'Sitze absolut'.C11]/[$'Sitze absolut'.$O11]*100" office:value-type="float" office:value="13.8461538461538" calcext:value-type="float">
            <text:p>13.846</text:p>
          </table:table-cell>
          <table:table-cell table:style-name="ce10" table:formula="of:=[$'Sitze absolut'.D11]/[$'Sitze absolut'.$O11]*100" office:value-type="float" office:value="10" calcext:value-type="float">
            <text:p>10.000</text:p>
          </table:table-cell>
          <table:table-cell table:style-name="ce10" table:formula="of:=[$'Sitze absolut'.E11]/[$'Sitze absolut'.$O11]*100" office:value-type="float" office:value="2.30769230769231" calcext:value-type="float">
            <text:p>2.308</text:p>
          </table:table-cell>
          <table:table-cell table:style-name="ce10" table:formula="of:=[$'Sitze absolut'.F11]/[$'Sitze absolut'.$O11]*100" office:value-type="float" office:value="26.1538461538462" calcext:value-type="float">
            <text:p>26.154</text:p>
          </table:table-cell>
          <table:table-cell table:style-name="ce10" table:formula="of:=[$'Sitze absolut'.G11]/[$'Sitze absolut'.$O11]*100" office:value-type="float" office:value="0" calcext:value-type="float">
            <text:p>0.000</text:p>
          </table:table-cell>
          <table:table-cell table:style-name="ce10" table:formula="of:=[$'Sitze absolut'.H11]/[$'Sitze absolut'.$O11]*100" office:value-type="float" office:value="11.5384615384615" calcext:value-type="float">
            <text:p>11.538</text:p>
          </table:table-cell>
          <table:table-cell table:style-name="ce10" table:formula="of:=[$'Sitze absolut'.I11]/[$'Sitze absolut'.$O11]*100" office:value-type="float" office:value="0" calcext:value-type="float">
            <text:p>0.000</text:p>
          </table:table-cell>
          <table:table-cell table:style-name="ce10" table:formula="of:=[$'Sitze absolut'.J11]/[$'Sitze absolut'.$O11]*100" office:value-type="float" office:value="0" calcext:value-type="float">
            <text:p>0.000</text:p>
          </table:table-cell>
          <table:table-cell table:style-name="ce10" table:formula="of:=[$'Sitze absolut'.K11]/[$'Sitze absolut'.$O11]*100" office:value-type="float" office:value="0" calcext:value-type="float">
            <text:p>0.000</text:p>
          </table:table-cell>
          <table:table-cell table:style-name="ce10" table:formula="of:=[$'Sitze absolut'.L11]/[$'Sitze absolut'.$O11]*100" office:value-type="float" office:value="19.2307692307692" calcext:value-type="float">
            <text:p>19.231</text:p>
          </table:table-cell>
          <table:table-cell table:style-name="ce10" table:formula="of:=[$'Sitze absolut'.M11]/[$'Sitze absolut'.$O11]*100" office:value-type="float" office:value="0" calcext:value-type="float">
            <text:p>0.000</text:p>
          </table:table-cell>
          <table:table-cell table:style-name="ce10" table:formula="of:=[$'Sitze absolut'.N11]/[$'Sitze absolut'.$O11]*100" office:value-type="float" office:value="3.07692307692308" calcext:value-type="float">
            <text:p>3.077</text:p>
          </table:table-cell>
          <table:table-cell table:style-name="ce7" table:formula="of:=SUM([.B11:.N11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32" calcext:value-type="float">
            <text:p>1932</text:p>
          </table:table-cell>
          <table:table-cell table:style-name="ce10" table:formula="of:=[$'Sitze absolut'.B12]/[$'Sitze absolut'.$O12]*100" office:value-type="float" office:value="17.6923076923077" calcext:value-type="float">
            <text:p>17.692</text:p>
          </table:table-cell>
          <table:table-cell table:style-name="ce10" table:formula="of:=[$'Sitze absolut'.C12]/[$'Sitze absolut'.$O12]*100" office:value-type="float" office:value="12.3076923076923" calcext:value-type="float">
            <text:p>12.308</text:p>
          </table:table-cell>
          <table:table-cell table:style-name="ce10" table:formula="of:=[$'Sitze absolut'.D12]/[$'Sitze absolut'.$O12]*100" office:value-type="float" office:value="10.7692307692308" calcext:value-type="float">
            <text:p>10.769</text:p>
          </table:table-cell>
          <table:table-cell table:style-name="ce10" table:formula="of:=[$'Sitze absolut'.E12]/[$'Sitze absolut'.$O12]*100" office:value-type="float" office:value="2.30769230769231" calcext:value-type="float">
            <text:p>2.308</text:p>
          </table:table-cell>
          <table:table-cell table:style-name="ce10" table:formula="of:=[$'Sitze absolut'.F12]/[$'Sitze absolut'.$O12]*100" office:value-type="float" office:value="29.2307692307692" calcext:value-type="float">
            <text:p>29.231</text:p>
          </table:table-cell>
          <table:table-cell table:style-name="ce10" table:formula="of:=[$'Sitze absolut'.G12]/[$'Sitze absolut'.$O12]*100" office:value-type="float" office:value="0" calcext:value-type="float">
            <text:p>0.000</text:p>
          </table:table-cell>
          <table:table-cell table:style-name="ce10" table:formula="of:=[$'Sitze absolut'.H12]/[$'Sitze absolut'.$O12]*100" office:value-type="float" office:value="10" calcext:value-type="float">
            <text:p>10.000</text:p>
          </table:table-cell>
          <table:table-cell table:style-name="ce10" table:formula="of:=[$'Sitze absolut'.I12]/[$'Sitze absolut'.$O12]*100" office:value-type="float" office:value="0" calcext:value-type="float">
            <text:p>0.000</text:p>
          </table:table-cell>
          <table:table-cell table:style-name="ce10" table:formula="of:=[$'Sitze absolut'.J12]/[$'Sitze absolut'.$O12]*100" office:value-type="float" office:value="0" calcext:value-type="float">
            <text:p>0.000</text:p>
          </table:table-cell>
          <table:table-cell table:style-name="ce10" table:formula="of:=[$'Sitze absolut'.K12]/[$'Sitze absolut'.$O12]*100" office:value-type="float" office:value="0" calcext:value-type="float">
            <text:p>0.000</text:p>
          </table:table-cell>
          <table:table-cell table:style-name="ce10" table:formula="of:=[$'Sitze absolut'.L12]/[$'Sitze absolut'.$O12]*100" office:value-type="float" office:value="14.6153846153846" calcext:value-type="float">
            <text:p>14.615</text:p>
          </table:table-cell>
          <table:table-cell table:style-name="ce10" table:formula="of:=[$'Sitze absolut'.M12]/[$'Sitze absolut'.$O12]*100" office:value-type="float" office:value="0" calcext:value-type="float">
            <text:p>0.000</text:p>
          </table:table-cell>
          <table:table-cell table:style-name="ce10" table:formula="of:=[$'Sitze absolut'.N12]/[$'Sitze absolut'.$O12]*100" office:value-type="float" office:value="3.07692307692308" calcext:value-type="float">
            <text:p>3.077</text:p>
          </table:table-cell>
          <table:table-cell table:style-name="ce7" table:formula="of:=SUM([.B12:.N12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35" calcext:value-type="float">
            <text:p>1935</text:p>
          </table:table-cell>
          <table:table-cell table:style-name="ce10" table:formula="of:=[$'Sitze absolut'.B13]/[$'Sitze absolut'.$O13]*100" office:value-type="float" office:value="15.3846153846154" calcext:value-type="float">
            <text:p>15.385</text:p>
          </table:table-cell>
          <table:table-cell table:style-name="ce10" table:formula="of:=[$'Sitze absolut'.C13]/[$'Sitze absolut'.$O13]*100" office:value-type="float" office:value="11.5384615384615" calcext:value-type="float">
            <text:p>11.538</text:p>
          </table:table-cell>
          <table:table-cell table:style-name="ce10" table:formula="of:=[$'Sitze absolut'.D13]/[$'Sitze absolut'.$O13]*100" office:value-type="float" office:value="10" calcext:value-type="float">
            <text:p>10.000</text:p>
          </table:table-cell>
          <table:table-cell table:style-name="ce10" table:formula="of:=[$'Sitze absolut'.E13]/[$'Sitze absolut'.$O13]*100" office:value-type="float" office:value="2.30769230769231" calcext:value-type="float">
            <text:p>2.308</text:p>
          </table:table-cell>
          <table:table-cell table:style-name="ce10" table:formula="of:=[$'Sitze absolut'.F13]/[$'Sitze absolut'.$O13]*100" office:value-type="float" office:value="35.3846153846154" calcext:value-type="float">
            <text:p>35.385</text:p>
          </table:table-cell>
          <table:table-cell table:style-name="ce10" table:formula="of:=[$'Sitze absolut'.G13]/[$'Sitze absolut'.$O13]*100" office:value-type="float" office:value="0" calcext:value-type="float">
            <text:p>0.000</text:p>
          </table:table-cell>
          <table:table-cell table:style-name="ce10" table:formula="of:=[$'Sitze absolut'.H13]/[$'Sitze absolut'.$O13]*100" office:value-type="float" office:value="7.69230769230769" calcext:value-type="float">
            <text:p>7.692</text:p>
          </table:table-cell>
          <table:table-cell table:style-name="ce10" table:formula="of:=[$'Sitze absolut'.I13]/[$'Sitze absolut'.$O13]*100" office:value-type="float" office:value="0" calcext:value-type="float">
            <text:p>0.000</text:p>
          </table:table-cell>
          <table:table-cell table:style-name="ce10" table:formula="of:=[$'Sitze absolut'.J13]/[$'Sitze absolut'.$O13]*100" office:value-type="float" office:value="0" calcext:value-type="float">
            <text:p>0.000</text:p>
          </table:table-cell>
          <table:table-cell table:style-name="ce10" table:formula="of:=[$'Sitze absolut'.K13]/[$'Sitze absolut'.$O13]*100" office:value-type="float" office:value="0" calcext:value-type="float">
            <text:p>0.000</text:p>
          </table:table-cell>
          <table:table-cell table:style-name="ce10" table:formula="of:=[$'Sitze absolut'.L13]/[$'Sitze absolut'.$O13]*100" office:value-type="float" office:value="12.3076923076923" calcext:value-type="float">
            <text:p>12.308</text:p>
          </table:table-cell>
          <table:table-cell table:style-name="ce10" table:formula="of:=[$'Sitze absolut'.M13]/[$'Sitze absolut'.$O13]*100" office:value-type="float" office:value="0" calcext:value-type="float">
            <text:p>0.000</text:p>
          </table:table-cell>
          <table:table-cell table:style-name="ce10" table:formula="of:=[$'Sitze absolut'.N13]/[$'Sitze absolut'.$O13]*100" office:value-type="float" office:value="5.38461538461539" calcext:value-type="float">
            <text:p>5.385</text:p>
          </table:table-cell>
          <table:table-cell table:style-name="ce7" table:formula="of:=SUM([.B13:.N13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38" calcext:value-type="float">
            <text:p>1938</text:p>
          </table:table-cell>
          <table:table-cell table:style-name="ce10" table:formula="of:=[$'Sitze absolut'.B14]/[$'Sitze absolut'.$O14]*100" office:value-type="float" office:value="14.6153846153846" calcext:value-type="float">
            <text:p>14.615</text:p>
          </table:table-cell>
          <table:table-cell table:style-name="ce10" table:formula="of:=[$'Sitze absolut'.C14]/[$'Sitze absolut'.$O14]*100" office:value-type="float" office:value="12.3076923076923" calcext:value-type="float">
            <text:p>12.308</text:p>
          </table:table-cell>
          <table:table-cell table:style-name="ce10" table:formula="of:=[$'Sitze absolut'.D14]/[$'Sitze absolut'.$O14]*100" office:value-type="float" office:value="10.7692307692308" calcext:value-type="float">
            <text:p>10.769</text:p>
          </table:table-cell>
          <table:table-cell table:style-name="ce10" table:formula="of:=[$'Sitze absolut'.E14]/[$'Sitze absolut'.$O14]*100" office:value-type="float" office:value="0.769230769230769" calcext:value-type="float">
            <text:p>0.769</text:p>
          </table:table-cell>
          <table:table-cell table:style-name="ce10" table:formula="of:=[$'Sitze absolut'.F14]/[$'Sitze absolut'.$O14]*100" office:value-type="float" office:value="39.2307692307692" calcext:value-type="float">
            <text:p>39.231</text:p>
          </table:table-cell>
          <table:table-cell table:style-name="ce10" table:formula="of:=[$'Sitze absolut'.G14]/[$'Sitze absolut'.$O14]*100" office:value-type="float" office:value="0" calcext:value-type="float">
            <text:p>0.000</text:p>
          </table:table-cell>
          <table:table-cell table:style-name="ce10" table:formula="of:=[$'Sitze absolut'.H14]/[$'Sitze absolut'.$O14]*100" office:value-type="float" office:value="3.84615384615385" calcext:value-type="float">
            <text:p>3.846</text:p>
          </table:table-cell>
          <table:table-cell table:style-name="ce10" table:formula="of:=[$'Sitze absolut'.I14]/[$'Sitze absolut'.$O14]*100" office:value-type="float" office:value="3.84615384615385" calcext:value-type="float">
            <text:p>3.846</text:p>
          </table:table-cell>
          <table:table-cell table:style-name="ce10" table:formula="of:=[$'Sitze absolut'.J14]/[$'Sitze absolut'.$O14]*100" office:value-type="float" office:value="0" calcext:value-type="float">
            <text:p>0.000</text:p>
          </table:table-cell>
          <table:table-cell table:style-name="ce10" table:formula="of:=[$'Sitze absolut'.K14]/[$'Sitze absolut'.$O14]*100" office:value-type="float" office:value="0" calcext:value-type="float">
            <text:p>0.000</text:p>
          </table:table-cell>
          <table:table-cell table:style-name="ce10" table:formula="of:=[$'Sitze absolut'.L14]/[$'Sitze absolut'.$O14]*100" office:value-type="float" office:value="11.5384615384615" calcext:value-type="float">
            <text:p>11.538</text:p>
          </table:table-cell>
          <table:table-cell table:style-name="ce10" table:formula="of:=[$'Sitze absolut'.M14]/[$'Sitze absolut'.$O14]*100" office:value-type="float" office:value="0" calcext:value-type="float">
            <text:p>0.000</text:p>
          </table:table-cell>
          <table:table-cell table:style-name="ce10" table:formula="of:=[$'Sitze absolut'.N14]/[$'Sitze absolut'.$O14]*100" office:value-type="float" office:value="3.07692307692308" calcext:value-type="float">
            <text:p>3.077</text:p>
          </table:table-cell>
          <table:table-cell table:style-name="ce7" table:formula="of:=SUM([.B14:.N14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41" calcext:value-type="float">
            <text:p>1941</text:p>
          </table:table-cell>
          <table:table-cell table:style-name="ce10" table:formula="of:=[$'Sitze absolut'.B15]/[$'Sitze absolut'.$O15]*100" office:value-type="float" office:value="13.0769230769231" calcext:value-type="float">
            <text:p>13.077</text:p>
          </table:table-cell>
          <table:table-cell table:style-name="ce10" table:formula="of:=[$'Sitze absolut'.C15]/[$'Sitze absolut'.$O15]*100" office:value-type="float" office:value="11.5384615384615" calcext:value-type="float">
            <text:p>11.538</text:p>
          </table:table-cell>
          <table:table-cell table:style-name="ce10" table:formula="of:=[$'Sitze absolut'.D15]/[$'Sitze absolut'.$O15]*100" office:value-type="float" office:value="8.46153846153846" calcext:value-type="float">
            <text:p>8.462</text:p>
          </table:table-cell>
          <table:table-cell table:style-name="ce10" table:formula="of:=[$'Sitze absolut'.E15]/[$'Sitze absolut'.$O15]*100" office:value-type="float" office:value="0.769230769230769" calcext:value-type="float">
            <text:p>0.769</text:p>
          </table:table-cell>
          <table:table-cell table:style-name="ce10" table:formula="of:=[$'Sitze absolut'.F15]/[$'Sitze absolut'.$O15]*100" office:value-type="float" office:value="42.3076923076923" calcext:value-type="float">
            <text:p>42.308</text:p>
          </table:table-cell>
          <table:table-cell table:style-name="ce10" table:formula="of:=[$'Sitze absolut'.G15]/[$'Sitze absolut'.$O15]*100" office:value-type="float" office:value="0" calcext:value-type="float">
            <text:p>0.000</text:p>
          </table:table-cell>
          <table:table-cell table:style-name="ce10" table:formula="of:=[$'Sitze absolut'.H15]/[$'Sitze absolut'.$O15]*100" office:value-type="float" office:value="3.07692307692308" calcext:value-type="float">
            <text:p>3.077</text:p>
          </table:table-cell>
          <table:table-cell table:style-name="ce10" table:formula="of:=[$'Sitze absolut'.I15]/[$'Sitze absolut'.$O15]*100" office:value-type="float" office:value="16.1538461538462" calcext:value-type="float">
            <text:p>16.154</text:p>
          </table:table-cell>
          <table:table-cell table:style-name="ce10" table:formula="of:=[$'Sitze absolut'.J15]/[$'Sitze absolut'.$O15]*100" office:value-type="float" office:value="0" calcext:value-type="float">
            <text:p>0.000</text:p>
          </table:table-cell>
          <table:table-cell table:style-name="ce10" table:formula="of:=[$'Sitze absolut'.K15]/[$'Sitze absolut'.$O15]*100" office:value-type="float" office:value="0" calcext:value-type="float">
            <text:p>0.000</text:p>
          </table:table-cell>
          <table:table-cell table:style-name="ce10" table:formula="of:=[$'Sitze absolut'.L15]/[$'Sitze absolut'.$O15]*100" office:value-type="float" office:value="0" calcext:value-type="float">
            <text:p>0.000</text:p>
          </table:table-cell>
          <table:table-cell table:style-name="ce10" table:formula="of:=[$'Sitze absolut'.M15]/[$'Sitze absolut'.$O15]*100" office:value-type="float" office:value="0" calcext:value-type="float">
            <text:p>0.000</text:p>
          </table:table-cell>
          <table:table-cell table:style-name="ce10" table:formula="of:=[$'Sitze absolut'.N15]/[$'Sitze absolut'.$O15]*100" office:value-type="float" office:value="4.61538461538462" calcext:value-type="float">
            <text:p>4.615</text:p>
          </table:table-cell>
          <table:table-cell table:style-name="ce7" table:formula="of:=SUM([.B15:.N15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44" calcext:value-type="float">
            <text:p>1944</text:p>
          </table:table-cell>
          <table:table-cell table:style-name="ce10" table:formula="of:=[$'Sitze absolut'.B16]/[$'Sitze absolut'.$O16]*100" office:value-type="float" office:value="13.0769230769231" calcext:value-type="float">
            <text:p>13.077</text:p>
          </table:table-cell>
          <table:table-cell table:style-name="ce10" table:formula="of:=[$'Sitze absolut'.C16]/[$'Sitze absolut'.$O16]*100" office:value-type="float" office:value="12.3076923076923" calcext:value-type="float">
            <text:p>12.308</text:p>
          </table:table-cell>
          <table:table-cell table:style-name="ce10" table:formula="of:=[$'Sitze absolut'.D16]/[$'Sitze absolut'.$O16]*100" office:value-type="float" office:value="10" calcext:value-type="float">
            <text:p>10.000</text:p>
          </table:table-cell>
          <table:table-cell table:style-name="ce10" table:formula="of:=[$'Sitze absolut'.E16]/[$'Sitze absolut'.$O16]*100" office:value-type="float" office:value="0" calcext:value-type="float">
            <text:p>0.000</text:p>
          </table:table-cell>
          <table:table-cell table:style-name="ce10" table:formula="of:=[$'Sitze absolut'.F16]/[$'Sitze absolut'.$O16]*100" office:value-type="float" office:value="34.6153846153846" calcext:value-type="float">
            <text:p>34.615</text:p>
          </table:table-cell>
          <table:table-cell table:style-name="ce10" table:formula="of:=[$'Sitze absolut'.G16]/[$'Sitze absolut'.$O16]*100" office:value-type="float" office:value="0" calcext:value-type="float">
            <text:p>0.000</text:p>
          </table:table-cell>
          <table:table-cell table:style-name="ce10" table:formula="of:=[$'Sitze absolut'.H16]/[$'Sitze absolut'.$O16]*100" office:value-type="float" office:value="4.61538461538462" calcext:value-type="float">
            <text:p>4.615</text:p>
          </table:table-cell>
          <table:table-cell table:style-name="ce10" table:formula="of:=[$'Sitze absolut'.I16]/[$'Sitze absolut'.$O16]*100" office:value-type="float" office:value="6.92307692307692" calcext:value-type="float">
            <text:p>6.923</text:p>
          </table:table-cell>
          <table:table-cell table:style-name="ce10" table:formula="of:=[$'Sitze absolut'.J16]/[$'Sitze absolut'.$O16]*100" office:value-type="float" office:value="0" calcext:value-type="float">
            <text:p>0.000</text:p>
          </table:table-cell>
          <table:table-cell table:style-name="ce10" table:formula="of:=[$'Sitze absolut'.K16]/[$'Sitze absolut'.$O16]*100" office:value-type="float" office:value="0" calcext:value-type="float">
            <text:p>0.000</text:p>
          </table:table-cell>
          <table:table-cell table:style-name="ce10" table:formula="of:=[$'Sitze absolut'.L16]/[$'Sitze absolut'.$O16]*100" office:value-type="float" office:value="13.8461538461538" calcext:value-type="float">
            <text:p>13.846</text:p>
          </table:table-cell>
          <table:table-cell table:style-name="ce10" table:formula="of:=[$'Sitze absolut'.M16]/[$'Sitze absolut'.$O16]*100" office:value-type="float" office:value="0" calcext:value-type="float">
            <text:p>0.000</text:p>
          </table:table-cell>
          <table:table-cell table:style-name="ce10" table:formula="of:=[$'Sitze absolut'.N16]/[$'Sitze absolut'.$O16]*100" office:value-type="float" office:value="4.61538461538462" calcext:value-type="float">
            <text:p>4.615</text:p>
          </table:table-cell>
          <table:table-cell table:style-name="ce7" table:formula="of:=SUM([.B16:.N16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47" calcext:value-type="float">
            <text:p>1947</text:p>
          </table:table-cell>
          <table:table-cell table:style-name="ce10" table:formula="of:=[$'Sitze absolut'.B17]/[$'Sitze absolut'.$O17]*100" office:value-type="float" office:value="14.6153846153846" calcext:value-type="float">
            <text:p>14.615</text:p>
          </table:table-cell>
          <table:table-cell table:style-name="ce10" table:formula="of:=[$'Sitze absolut'.C17]/[$'Sitze absolut'.$O17]*100" office:value-type="float" office:value="13.0769230769231" calcext:value-type="float">
            <text:p>13.077</text:p>
          </table:table-cell>
          <table:table-cell table:style-name="ce10" table:formula="of:=[$'Sitze absolut'.D17]/[$'Sitze absolut'.$O17]*100" office:value-type="float" office:value="10" calcext:value-type="float">
            <text:p>10.000</text:p>
          </table:table-cell>
          <table:table-cell table:style-name="ce10" table:formula="of:=[$'Sitze absolut'.E17]/[$'Sitze absolut'.$O17]*100" office:value-type="float" office:value="1.53846153846154" calcext:value-type="float">
            <text:p>1.538</text:p>
          </table:table-cell>
          <table:table-cell table:style-name="ce10" table:formula="of:=[$'Sitze absolut'.F17]/[$'Sitze absolut'.$O17]*100" office:value-type="float" office:value="24.6153846153846" calcext:value-type="float">
            <text:p>24.615</text:p>
          </table:table-cell>
          <table:table-cell table:style-name="ce10" table:formula="of:=[$'Sitze absolut'.G17]/[$'Sitze absolut'.$O17]*100" office:value-type="float" office:value="0" calcext:value-type="float">
            <text:p>0.000</text:p>
          </table:table-cell>
          <table:table-cell table:style-name="ce10" table:formula="of:=[$'Sitze absolut'.H17]/[$'Sitze absolut'.$O17]*100" office:value-type="float" office:value="3.84615384615385" calcext:value-type="float">
            <text:p>3.846</text:p>
          </table:table-cell>
          <table:table-cell table:style-name="ce10" table:formula="of:=[$'Sitze absolut'.I17]/[$'Sitze absolut'.$O17]*100" office:value-type="float" office:value="4.61538461538462" calcext:value-type="float">
            <text:p>4.615</text:p>
          </table:table-cell>
          <table:table-cell table:style-name="ce10" table:formula="of:=[$'Sitze absolut'.J17]/[$'Sitze absolut'.$O17]*100" office:value-type="float" office:value="0" calcext:value-type="float">
            <text:p>0.000</text:p>
          </table:table-cell>
          <table:table-cell table:style-name="ce10" table:formula="of:=[$'Sitze absolut'.K17]/[$'Sitze absolut'.$O17]*100" office:value-type="float" office:value="0" calcext:value-type="float">
            <text:p>0.000</text:p>
          </table:table-cell>
          <table:table-cell table:style-name="ce10" table:formula="of:=[$'Sitze absolut'.L17]/[$'Sitze absolut'.$O17]*100" office:value-type="float" office:value="23.8461538461538" calcext:value-type="float">
            <text:p>23.846</text:p>
          </table:table-cell>
          <table:table-cell table:style-name="ce10" table:formula="of:=[$'Sitze absolut'.M17]/[$'Sitze absolut'.$O17]*100" office:value-type="float" office:value="0" calcext:value-type="float">
            <text:p>0.000</text:p>
          </table:table-cell>
          <table:table-cell table:style-name="ce10" table:formula="of:=[$'Sitze absolut'.N17]/[$'Sitze absolut'.$O17]*100" office:value-type="float" office:value="3.84615384615385" calcext:value-type="float">
            <text:p>3.846</text:p>
          </table:table-cell>
          <table:table-cell table:style-name="ce7" table:formula="of:=SUM([.B17:.N17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50" calcext:value-type="float">
            <text:p>1950</text:p>
          </table:table-cell>
          <table:table-cell table:style-name="ce10" table:formula="of:=[$'Sitze absolut'.B18]/[$'Sitze absolut'.$O18]*100" office:value-type="float" office:value="15.3846153846154" calcext:value-type="float">
            <text:p>15.385</text:p>
          </table:table-cell>
          <table:table-cell table:style-name="ce10" table:formula="of:=[$'Sitze absolut'.C18]/[$'Sitze absolut'.$O18]*100" office:value-type="float" office:value="10" calcext:value-type="float">
            <text:p>10.000</text:p>
          </table:table-cell>
          <table:table-cell table:style-name="ce10" table:formula="of:=[$'Sitze absolut'.D18]/[$'Sitze absolut'.$O18]*100" office:value-type="float" office:value="12.3076923076923" calcext:value-type="float">
            <text:p>12.308</text:p>
          </table:table-cell>
          <table:table-cell table:style-name="ce10" table:formula="of:=[$'Sitze absolut'.E18]/[$'Sitze absolut'.$O18]*100" office:value-type="float" office:value="3.07692307692308" calcext:value-type="float">
            <text:p>3.077</text:p>
          </table:table-cell>
          <table:table-cell table:style-name="ce10" table:formula="of:=[$'Sitze absolut'.F18]/[$'Sitze absolut'.$O18]*100" office:value-type="float" office:value="29.2307692307692" calcext:value-type="float">
            <text:p>29.231</text:p>
          </table:table-cell>
          <table:table-cell table:style-name="ce10" table:formula="of:=[$'Sitze absolut'.G18]/[$'Sitze absolut'.$O18]*100" office:value-type="float" office:value="0" calcext:value-type="float">
            <text:p>0.000</text:p>
          </table:table-cell>
          <table:table-cell table:style-name="ce10" table:formula="of:=[$'Sitze absolut'.H18]/[$'Sitze absolut'.$O18]*100" office:value-type="float" office:value="3.84615384615385" calcext:value-type="float">
            <text:p>3.846</text:p>
          </table:table-cell>
          <table:table-cell table:style-name="ce10" table:formula="of:=[$'Sitze absolut'.I18]/[$'Sitze absolut'.$O18]*100" office:value-type="float" office:value="7.69230769230769" calcext:value-type="float">
            <text:p>7.692</text:p>
          </table:table-cell>
          <table:table-cell table:style-name="ce10" table:formula="of:=[$'Sitze absolut'.J18]/[$'Sitze absolut'.$O18]*100" office:value-type="float" office:value="0" calcext:value-type="float">
            <text:p>0.000</text:p>
          </table:table-cell>
          <table:table-cell table:style-name="ce10" table:formula="of:=[$'Sitze absolut'.K18]/[$'Sitze absolut'.$O18]*100" office:value-type="float" office:value="0" calcext:value-type="float">
            <text:p>0.000</text:p>
          </table:table-cell>
          <table:table-cell table:style-name="ce10" table:formula="of:=[$'Sitze absolut'.L18]/[$'Sitze absolut'.$O18]*100" office:value-type="float" office:value="13.8461538461538" calcext:value-type="float">
            <text:p>13.846</text:p>
          </table:table-cell>
          <table:table-cell table:style-name="ce10" table:formula="of:=[$'Sitze absolut'.M18]/[$'Sitze absolut'.$O18]*100" office:value-type="float" office:value="0" calcext:value-type="float">
            <text:p>0.000</text:p>
          </table:table-cell>
          <table:table-cell table:style-name="ce10" table:formula="of:=[$'Sitze absolut'.N18]/[$'Sitze absolut'.$O18]*100" office:value-type="float" office:value="4.61538461538462" calcext:value-type="float">
            <text:p>4.615</text:p>
          </table:table-cell>
          <table:table-cell table:style-name="ce7" table:formula="of:=SUM([.B18:.N18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53" calcext:value-type="float">
            <text:p>1953</text:p>
          </table:table-cell>
          <table:table-cell table:style-name="ce10" table:formula="of:=[$'Sitze absolut'.B19]/[$'Sitze absolut'.$O19]*100" office:value-type="float" office:value="19.2307692307692" calcext:value-type="float">
            <text:p>19.231</text:p>
          </table:table-cell>
          <table:table-cell table:style-name="ce10" table:formula="of:=[$'Sitze absolut'.C19]/[$'Sitze absolut'.$O19]*100" office:value-type="float" office:value="10.7692307692308" calcext:value-type="float">
            <text:p>10.769</text:p>
          </table:table-cell>
          <table:table-cell table:style-name="ce10" table:formula="of:=[$'Sitze absolut'.D19]/[$'Sitze absolut'.$O19]*100" office:value-type="float" office:value="13.8461538461538" calcext:value-type="float">
            <text:p>13.846</text:p>
          </table:table-cell>
          <table:table-cell table:style-name="ce10" table:formula="of:=[$'Sitze absolut'.E19]/[$'Sitze absolut'.$O19]*100" office:value-type="float" office:value="3.84615384615385" calcext:value-type="float">
            <text:p>3.846</text:p>
          </table:table-cell>
          <table:table-cell table:style-name="ce10" table:formula="of:=[$'Sitze absolut'.F19]/[$'Sitze absolut'.$O19]*100" office:value-type="float" office:value="29.2307692307692" calcext:value-type="float">
            <text:p>29.231</text:p>
          </table:table-cell>
          <table:table-cell table:style-name="ce10" table:formula="of:=[$'Sitze absolut'.G19]/[$'Sitze absolut'.$O19]*100" office:value-type="float" office:value="0" calcext:value-type="float">
            <text:p>0.000</text:p>
          </table:table-cell>
          <table:table-cell table:style-name="ce10" table:formula="of:=[$'Sitze absolut'.H19]/[$'Sitze absolut'.$O19]*100" office:value-type="float" office:value="3.84615384615385" calcext:value-type="float">
            <text:p>3.846</text:p>
          </table:table-cell>
          <table:table-cell table:style-name="ce10" table:formula="of:=[$'Sitze absolut'.I19]/[$'Sitze absolut'.$O19]*100" office:value-type="float" office:value="5.38461538461539" calcext:value-type="float">
            <text:p>5.385</text:p>
          </table:table-cell>
          <table:table-cell table:style-name="ce10" table:formula="of:=[$'Sitze absolut'.J19]/[$'Sitze absolut'.$O19]*100" office:value-type="float" office:value="0" calcext:value-type="float">
            <text:p>0.000</text:p>
          </table:table-cell>
          <table:table-cell table:style-name="ce10" table:formula="of:=[$'Sitze absolut'.K19]/[$'Sitze absolut'.$O19]*100" office:value-type="float" office:value="0" calcext:value-type="float">
            <text:p>0.000</text:p>
          </table:table-cell>
          <table:table-cell table:style-name="ce10" table:formula="of:=[$'Sitze absolut'.L19]/[$'Sitze absolut'.$O19]*100" office:value-type="float" office:value="10.7692307692308" calcext:value-type="float">
            <text:p>10.769</text:p>
          </table:table-cell>
          <table:table-cell table:style-name="ce10" table:formula="of:=[$'Sitze absolut'.M19]/[$'Sitze absolut'.$O19]*100" office:value-type="float" office:value="0" calcext:value-type="float">
            <text:p>0.000</text:p>
          </table:table-cell>
          <table:table-cell table:style-name="ce10" table:formula="of:=[$'Sitze absolut'.N19]/[$'Sitze absolut'.$O19]*100" office:value-type="float" office:value="3.07692307692308" calcext:value-type="float">
            <text:p>3.077</text:p>
          </table:table-cell>
          <table:table-cell table:style-name="ce7" table:formula="of:=SUM([.B19:.N19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56" calcext:value-type="float">
            <text:p>1956</text:p>
          </table:table-cell>
          <table:table-cell table:style-name="ce10" table:formula="of:=[$'Sitze absolut'.B20]/[$'Sitze absolut'.$O20]*100" office:value-type="float" office:value="16.1538461538462" calcext:value-type="float">
            <text:p>16.154</text:p>
          </table:table-cell>
          <table:table-cell table:style-name="ce10" table:formula="of:=[$'Sitze absolut'.C20]/[$'Sitze absolut'.$O20]*100" office:value-type="float" office:value="9.23076923076923" calcext:value-type="float">
            <text:p>9.231</text:p>
          </table:table-cell>
          <table:table-cell table:style-name="ce10" table:formula="of:=[$'Sitze absolut'.D20]/[$'Sitze absolut'.$O20]*100" office:value-type="float" office:value="14.6153846153846" calcext:value-type="float">
            <text:p>14.615</text:p>
          </table:table-cell>
          <table:table-cell table:style-name="ce10" table:formula="of:=[$'Sitze absolut'.E20]/[$'Sitze absolut'.$O20]*100" office:value-type="float" office:value="3.84615384615385" calcext:value-type="float">
            <text:p>3.846</text:p>
          </table:table-cell>
          <table:table-cell table:style-name="ce10" table:formula="of:=[$'Sitze absolut'.F20]/[$'Sitze absolut'.$O20]*100" office:value-type="float" office:value="30.7692307692308" calcext:value-type="float">
            <text:p>30.769</text:p>
          </table:table-cell>
          <table:table-cell table:style-name="ce10" table:formula="of:=[$'Sitze absolut'.G20]/[$'Sitze absolut'.$O20]*100" office:value-type="float" office:value="0" calcext:value-type="float">
            <text:p>0.000</text:p>
          </table:table-cell>
          <table:table-cell table:style-name="ce10" table:formula="of:=[$'Sitze absolut'.H20]/[$'Sitze absolut'.$O20]*100" office:value-type="float" office:value="3.07692307692308" calcext:value-type="float">
            <text:p>3.077</text:p>
          </table:table-cell>
          <table:table-cell table:style-name="ce10" table:formula="of:=[$'Sitze absolut'.I20]/[$'Sitze absolut'.$O20]*100" office:value-type="float" office:value="6.92307692307692" calcext:value-type="float">
            <text:p>6.923</text:p>
          </table:table-cell>
          <table:table-cell table:style-name="ce10" table:formula="of:=[$'Sitze absolut'.J20]/[$'Sitze absolut'.$O20]*100" office:value-type="float" office:value="0" calcext:value-type="float">
            <text:p>0.000</text:p>
          </table:table-cell>
          <table:table-cell table:style-name="ce10" table:formula="of:=[$'Sitze absolut'.K20]/[$'Sitze absolut'.$O20]*100" office:value-type="float" office:value="0" calcext:value-type="float">
            <text:p>0.000</text:p>
          </table:table-cell>
          <table:table-cell table:style-name="ce10" table:formula="of:=[$'Sitze absolut'.L20]/[$'Sitze absolut'.$O20]*100" office:value-type="float" office:value="12.3076923076923" calcext:value-type="float">
            <text:p>12.308</text:p>
          </table:table-cell>
          <table:table-cell table:style-name="ce10" table:formula="of:=[$'Sitze absolut'.M20]/[$'Sitze absolut'.$O20]*100" office:value-type="float" office:value="0" calcext:value-type="float">
            <text:p>0.000</text:p>
          </table:table-cell>
          <table:table-cell table:style-name="ce10" table:formula="of:=[$'Sitze absolut'.N20]/[$'Sitze absolut'.$O20]*100" office:value-type="float" office:value="3.07692307692308" calcext:value-type="float">
            <text:p>3.077</text:p>
          </table:table-cell>
          <table:table-cell table:style-name="ce7" table:formula="of:=SUM([.B20:.N20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60" calcext:value-type="float">
            <text:p>1960</text:p>
          </table:table-cell>
          <table:table-cell table:style-name="ce10" table:formula="of:=[$'Sitze absolut'.B21]/[$'Sitze absolut'.$O21]*100" office:value-type="float" office:value="18.4615384615385" calcext:value-type="float">
            <text:p>18.462</text:p>
          </table:table-cell>
          <table:table-cell table:style-name="ce10" table:formula="of:=[$'Sitze absolut'.C21]/[$'Sitze absolut'.$O21]*100" office:value-type="float" office:value="13.8461538461538" calcext:value-type="float">
            <text:p>13.846</text:p>
          </table:table-cell>
          <table:table-cell table:style-name="ce10" table:formula="of:=[$'Sitze absolut'.D21]/[$'Sitze absolut'.$O21]*100" office:value-type="float" office:value="15.3846153846154" calcext:value-type="float">
            <text:p>15.385</text:p>
          </table:table-cell>
          <table:table-cell table:style-name="ce10" table:formula="of:=[$'Sitze absolut'.E21]/[$'Sitze absolut'.$O21]*100" office:value-type="float" office:value="3.84615384615385" calcext:value-type="float">
            <text:p>3.846</text:p>
          </table:table-cell>
          <table:table-cell table:style-name="ce10" table:formula="of:=[$'Sitze absolut'.F21]/[$'Sitze absolut'.$O21]*100" office:value-type="float" office:value="30" calcext:value-type="float">
            <text:p>30.000</text:p>
          </table:table-cell>
          <table:table-cell table:style-name="ce10" table:formula="of:=[$'Sitze absolut'.G21]/[$'Sitze absolut'.$O21]*100" office:value-type="float" office:value="0" calcext:value-type="float">
            <text:p>0.000</text:p>
          </table:table-cell>
          <table:table-cell table:style-name="ce10" table:formula="of:=[$'Sitze absolut'.H21]/[$'Sitze absolut'.$O21]*100" office:value-type="float" office:value="0" calcext:value-type="float">
            <text:p>0.000</text:p>
          </table:table-cell>
          <table:table-cell table:style-name="ce10" table:formula="of:=[$'Sitze absolut'.I21]/[$'Sitze absolut'.$O21]*100" office:value-type="float" office:value="6.92307692307692" calcext:value-type="float">
            <text:p>6.923</text:p>
          </table:table-cell>
          <table:table-cell table:style-name="ce10" table:formula="of:=[$'Sitze absolut'.J21]/[$'Sitze absolut'.$O21]*100" office:value-type="float" office:value="0" calcext:value-type="float">
            <text:p>0.000</text:p>
          </table:table-cell>
          <table:table-cell table:style-name="ce10" table:formula="of:=[$'Sitze absolut'.K21]/[$'Sitze absolut'.$O21]*100" office:value-type="float" office:value="0" calcext:value-type="float">
            <text:p>0.000</text:p>
          </table:table-cell>
          <table:table-cell table:style-name="ce10" table:formula="of:=[$'Sitze absolut'.L21]/[$'Sitze absolut'.$O21]*100" office:value-type="float" office:value="6.15384615384615" calcext:value-type="float">
            <text:p>6.154</text:p>
          </table:table-cell>
          <table:table-cell table:style-name="ce10" table:formula="of:=[$'Sitze absolut'.M21]/[$'Sitze absolut'.$O21]*100" office:value-type="float" office:value="0" calcext:value-type="float">
            <text:p>0.000</text:p>
          </table:table-cell>
          <table:table-cell table:style-name="ce10" table:formula="of:=[$'Sitze absolut'.N21]/[$'Sitze absolut'.$O21]*100" office:value-type="float" office:value="5.38461538461539" calcext:value-type="float">
            <text:p>5.385</text:p>
          </table:table-cell>
          <table:table-cell table:style-name="ce7" table:formula="of:=SUM([.B21:.N21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64" calcext:value-type="float">
            <text:p>1964</text:p>
          </table:table-cell>
          <table:table-cell table:style-name="ce10" table:formula="of:=[$'Sitze absolut'.B22]/[$'Sitze absolut'.$O22]*100" office:value-type="float" office:value="19.2307692307692" calcext:value-type="float">
            <text:p>19.231</text:p>
          </table:table-cell>
          <table:table-cell table:style-name="ce10" table:formula="of:=[$'Sitze absolut'.C22]/[$'Sitze absolut'.$O22]*100" office:value-type="float" office:value="13.8461538461538" calcext:value-type="float">
            <text:p>13.846</text:p>
          </table:table-cell>
          <table:table-cell table:style-name="ce10" table:formula="of:=[$'Sitze absolut'.D22]/[$'Sitze absolut'.$O22]*100" office:value-type="float" office:value="14.6153846153846" calcext:value-type="float">
            <text:p>14.615</text:p>
          </table:table-cell>
          <table:table-cell table:style-name="ce10" table:formula="of:=[$'Sitze absolut'.E22]/[$'Sitze absolut'.$O22]*100" office:value-type="float" office:value="3.84615384615385" calcext:value-type="float">
            <text:p>3.846</text:p>
          </table:table-cell>
          <table:table-cell table:style-name="ce10" table:formula="of:=[$'Sitze absolut'.F22]/[$'Sitze absolut'.$O22]*100" office:value-type="float" office:value="32.3076923076923" calcext:value-type="float">
            <text:p>32.308</text:p>
          </table:table-cell>
          <table:table-cell table:style-name="ce10" table:formula="of:=[$'Sitze absolut'.G22]/[$'Sitze absolut'.$O22]*100" office:value-type="float" office:value="0" calcext:value-type="float">
            <text:p>0.000</text:p>
          </table:table-cell>
          <table:table-cell table:style-name="ce10" table:formula="of:=[$'Sitze absolut'.H22]/[$'Sitze absolut'.$O22]*100" office:value-type="float" office:value="0" calcext:value-type="float">
            <text:p>0.000</text:p>
          </table:table-cell>
          <table:table-cell table:style-name="ce10" table:formula="of:=[$'Sitze absolut'.I22]/[$'Sitze absolut'.$O22]*100" office:value-type="float" office:value="8.46153846153846" calcext:value-type="float">
            <text:p>8.462</text:p>
          </table:table-cell>
          <table:table-cell table:style-name="ce10" table:formula="of:=[$'Sitze absolut'.J22]/[$'Sitze absolut'.$O22]*100" office:value-type="float" office:value="0" calcext:value-type="float">
            <text:p>0.000</text:p>
          </table:table-cell>
          <table:table-cell table:style-name="ce10" table:formula="of:=[$'Sitze absolut'.K22]/[$'Sitze absolut'.$O22]*100" office:value-type="float" office:value="0" calcext:value-type="float">
            <text:p>0.000</text:p>
          </table:table-cell>
          <table:table-cell table:style-name="ce10" table:formula="of:=[$'Sitze absolut'.L22]/[$'Sitze absolut'.$O22]*100" office:value-type="float" office:value="6.15384615384615" calcext:value-type="float">
            <text:p>6.154</text:p>
          </table:table-cell>
          <table:table-cell table:style-name="ce10" table:formula="of:=[$'Sitze absolut'.M22]/[$'Sitze absolut'.$O22]*100" office:value-type="float" office:value="0" calcext:value-type="float">
            <text:p>0.000</text:p>
          </table:table-cell>
          <table:table-cell table:style-name="ce10" table:formula="of:=[$'Sitze absolut'.N22]/[$'Sitze absolut'.$O22]*100" office:value-type="float" office:value="1.53846153846154" calcext:value-type="float">
            <text:p>1.538</text:p>
          </table:table-cell>
          <table:table-cell table:style-name="ce7" table:formula="of:=SUM([.B22:.N22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68" calcext:value-type="float">
            <text:p>1968</text:p>
          </table:table-cell>
          <table:table-cell table:style-name="ce10" table:formula="of:=[$'Sitze absolut'.B23]/[$'Sitze absolut'.$O23]*100" office:value-type="float" office:value="14.6153846153846" calcext:value-type="float">
            <text:p>14.615</text:p>
          </table:table-cell>
          <table:table-cell table:style-name="ce10" table:formula="of:=[$'Sitze absolut'.C23]/[$'Sitze absolut'.$O23]*100" office:value-type="float" office:value="14.6153846153846" calcext:value-type="float">
            <text:p>14.615</text:p>
          </table:table-cell>
          <table:table-cell table:style-name="ce10" table:formula="of:=[$'Sitze absolut'.D23]/[$'Sitze absolut'.$O23]*100" office:value-type="float" office:value="15.3846153846154" calcext:value-type="float">
            <text:p>15.385</text:p>
          </table:table-cell>
          <table:table-cell table:style-name="ce10" table:formula="of:=[$'Sitze absolut'.E23]/[$'Sitze absolut'.$O23]*100" office:value-type="float" office:value="3.84615384615385" calcext:value-type="float">
            <text:p>3.846</text:p>
          </table:table-cell>
          <table:table-cell table:style-name="ce10" table:formula="of:=[$'Sitze absolut'.F23]/[$'Sitze absolut'.$O23]*100" office:value-type="float" office:value="27.6923076923077" calcext:value-type="float">
            <text:p>27.692</text:p>
          </table:table-cell>
          <table:table-cell table:style-name="ce10" table:formula="of:=[$'Sitze absolut'.G23]/[$'Sitze absolut'.$O23]*100" office:value-type="float" office:value="0" calcext:value-type="float">
            <text:p>0.000</text:p>
          </table:table-cell>
          <table:table-cell table:style-name="ce10" table:formula="of:=[$'Sitze absolut'.H23]/[$'Sitze absolut'.$O23]*100" office:value-type="float" office:value="0" calcext:value-type="float">
            <text:p>0.000</text:p>
          </table:table-cell>
          <table:table-cell table:style-name="ce10" table:formula="of:=[$'Sitze absolut'.I23]/[$'Sitze absolut'.$O23]*100" office:value-type="float" office:value="14.6153846153846" calcext:value-type="float">
            <text:p>14.615</text:p>
          </table:table-cell>
          <table:table-cell table:style-name="ce10" table:formula="of:=[$'Sitze absolut'.J23]/[$'Sitze absolut'.$O23]*100" office:value-type="float" office:value="0" calcext:value-type="float">
            <text:p>0.000</text:p>
          </table:table-cell>
          <table:table-cell table:style-name="ce10" table:formula="of:=[$'Sitze absolut'.K23]/[$'Sitze absolut'.$O23]*100" office:value-type="float" office:value="0" calcext:value-type="float">
            <text:p>0.000</text:p>
          </table:table-cell>
          <table:table-cell table:style-name="ce10" table:formula="of:=[$'Sitze absolut'.L23]/[$'Sitze absolut'.$O23]*100" office:value-type="float" office:value="6.15384615384615" calcext:value-type="float">
            <text:p>6.154</text:p>
          </table:table-cell>
          <table:table-cell table:style-name="ce10" table:formula="of:=[$'Sitze absolut'.M23]/[$'Sitze absolut'.$O23]*100" office:value-type="float" office:value="1.53846153846154" calcext:value-type="float">
            <text:p>1.538</text:p>
          </table:table-cell>
          <table:table-cell table:style-name="ce10" table:formula="of:=[$'Sitze absolut'.N23]/[$'Sitze absolut'.$O23]*100" office:value-type="float" office:value="1.53846153846154" calcext:value-type="float">
            <text:p>1.538</text:p>
          </table:table-cell>
          <table:table-cell table:style-name="ce7" table:formula="of:=SUM([.B23:.N23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72" calcext:value-type="float">
            <text:p>1972</text:p>
          </table:table-cell>
          <table:table-cell table:style-name="ce10" table:formula="of:=[$'Sitze absolut'.B24]/[$'Sitze absolut'.$O24]*100" office:value-type="float" office:value="10" calcext:value-type="float">
            <text:p>10.000</text:p>
          </table:table-cell>
          <table:table-cell table:style-name="ce10" table:formula="of:=[$'Sitze absolut'.C24]/[$'Sitze absolut'.$O24]*100" office:value-type="float" office:value="14.6153846153846" calcext:value-type="float">
            <text:p>14.615</text:p>
          </table:table-cell>
          <table:table-cell table:style-name="ce10" table:formula="of:=[$'Sitze absolut'.D24]/[$'Sitze absolut'.$O24]*100" office:value-type="float" office:value="13.0769230769231" calcext:value-type="float">
            <text:p>13.077</text:p>
          </table:table-cell>
          <table:table-cell table:style-name="ce10" table:formula="of:=[$'Sitze absolut'.E24]/[$'Sitze absolut'.$O24]*100" office:value-type="float" office:value="4.61538461538462" calcext:value-type="float">
            <text:p>4.615</text:p>
          </table:table-cell>
          <table:table-cell table:style-name="ce10" table:formula="of:=[$'Sitze absolut'.F24]/[$'Sitze absolut'.$O24]*100" office:value-type="float" office:value="27.6923076923077" calcext:value-type="float">
            <text:p>27.692</text:p>
          </table:table-cell>
          <table:table-cell table:style-name="ce10" table:formula="of:=[$'Sitze absolut'.G24]/[$'Sitze absolut'.$O24]*100" office:value-type="float" office:value="0" calcext:value-type="float">
            <text:p>0.000</text:p>
          </table:table-cell>
          <table:table-cell table:style-name="ce10" table:formula="of:=[$'Sitze absolut'.H24]/[$'Sitze absolut'.$O24]*100" office:value-type="float" office:value="0" calcext:value-type="float">
            <text:p>0.000</text:p>
          </table:table-cell>
          <table:table-cell table:style-name="ce10" table:formula="of:=[$'Sitze absolut'.I24]/[$'Sitze absolut'.$O24]*100" office:value-type="float" office:value="9.23076923076923" calcext:value-type="float">
            <text:p>9.231</text:p>
          </table:table-cell>
          <table:table-cell table:style-name="ce10" table:formula="of:=[$'Sitze absolut'.J24]/[$'Sitze absolut'.$O24]*100" office:value-type="float" office:value="3.84615384615385" calcext:value-type="float">
            <text:p>3.846</text:p>
          </table:table-cell>
          <table:table-cell table:style-name="ce10" table:formula="of:=[$'Sitze absolut'.K24]/[$'Sitze absolut'.$O24]*100" office:value-type="float" office:value="0" calcext:value-type="float">
            <text:p>0.000</text:p>
          </table:table-cell>
          <table:table-cell table:style-name="ce10" table:formula="of:=[$'Sitze absolut'.L24]/[$'Sitze absolut'.$O24]*100" office:value-type="float" office:value="6.92307692307692" calcext:value-type="float">
            <text:p>6.923</text:p>
          </table:table-cell>
          <table:table-cell table:style-name="ce10" table:formula="of:=[$'Sitze absolut'.M24]/[$'Sitze absolut'.$O24]*100" office:value-type="float" office:value="7.69230769230769" calcext:value-type="float">
            <text:p>7.692</text:p>
          </table:table-cell>
          <table:table-cell table:style-name="ce10" table:formula="of:=[$'Sitze absolut'.N24]/[$'Sitze absolut'.$O24]*100" office:value-type="float" office:value="2.30769230769231" calcext:value-type="float">
            <text:p>2.308</text:p>
          </table:table-cell>
          <table:table-cell table:style-name="ce7" table:formula="of:=SUM([.B24:.N24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76" calcext:value-type="float">
            <text:p>1976</text:p>
          </table:table-cell>
          <table:table-cell table:style-name="ce10" table:formula="of:=[$'Sitze absolut'.B25]/[$'Sitze absolut'.$O25]*100" office:value-type="float" office:value="13.0769230769231" calcext:value-type="float">
            <text:p>13.077</text:p>
          </table:table-cell>
          <table:table-cell table:style-name="ce10" table:formula="of:=[$'Sitze absolut'.C25]/[$'Sitze absolut'.$O25]*100" office:value-type="float" office:value="14.6153846153846" calcext:value-type="float">
            <text:p>14.615</text:p>
          </table:table-cell>
          <table:table-cell table:style-name="ce10" table:formula="of:=[$'Sitze absolut'.D25]/[$'Sitze absolut'.$O25]*100" office:value-type="float" office:value="12.3076923076923" calcext:value-type="float">
            <text:p>12.308</text:p>
          </table:table-cell>
          <table:table-cell table:style-name="ce10" table:formula="of:=[$'Sitze absolut'.E25]/[$'Sitze absolut'.$O25]*100" office:value-type="float" office:value="4.61538461538462" calcext:value-type="float">
            <text:p>4.615</text:p>
          </table:table-cell>
          <table:table-cell table:style-name="ce10" table:formula="of:=[$'Sitze absolut'.F25]/[$'Sitze absolut'.$O25]*100" office:value-type="float" office:value="30" calcext:value-type="float">
            <text:p>30.000</text:p>
          </table:table-cell>
          <table:table-cell table:style-name="ce10" table:formula="of:=[$'Sitze absolut'.G25]/[$'Sitze absolut'.$O25]*100" office:value-type="float" office:value="0" calcext:value-type="float">
            <text:p>0.000</text:p>
          </table:table-cell>
          <table:table-cell table:style-name="ce10" table:formula="of:=[$'Sitze absolut'.H25]/[$'Sitze absolut'.$O25]*100" office:value-type="float" office:value="0" calcext:value-type="float">
            <text:p>0.000</text:p>
          </table:table-cell>
          <table:table-cell table:style-name="ce10" table:formula="of:=[$'Sitze absolut'.I25]/[$'Sitze absolut'.$O25]*100" office:value-type="float" office:value="6.15384615384615" calcext:value-type="float">
            <text:p>6.154</text:p>
          </table:table-cell>
          <table:table-cell table:style-name="ce10" table:formula="of:=[$'Sitze absolut'.J25]/[$'Sitze absolut'.$O25]*100" office:value-type="float" office:value="5.38461538461539" calcext:value-type="float">
            <text:p>5.385</text:p>
          </table:table-cell>
          <table:table-cell table:style-name="ce10" table:formula="of:=[$'Sitze absolut'.K25]/[$'Sitze absolut'.$O25]*100" office:value-type="float" office:value="0" calcext:value-type="float">
            <text:p>0.000</text:p>
          </table:table-cell>
          <table:table-cell table:style-name="ce10" table:formula="of:=[$'Sitze absolut'.L25]/[$'Sitze absolut'.$O25]*100" office:value-type="float" office:value="6.15384615384615" calcext:value-type="float">
            <text:p>6.154</text:p>
          </table:table-cell>
          <table:table-cell table:style-name="ce10" table:formula="of:=[$'Sitze absolut'.M25]/[$'Sitze absolut'.$O25]*100" office:value-type="float" office:value="6.92307692307692" calcext:value-type="float">
            <text:p>6.923</text:p>
          </table:table-cell>
          <table:table-cell table:style-name="ce10" table:formula="of:=[$'Sitze absolut'.N25]/[$'Sitze absolut'.$O25]*100" office:value-type="float" office:value="0.769230769230769" calcext:value-type="float">
            <text:p>0.769</text:p>
          </table:table-cell>
          <table:table-cell table:style-name="ce7" table:formula="of:=SUM([.B25:.N25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80" calcext:value-type="float">
            <text:p>1980</text:p>
          </table:table-cell>
          <table:table-cell table:style-name="ce10" table:formula="of:=[$'Sitze absolut'.B26]/[$'Sitze absolut'.$O26]*100" office:value-type="float" office:value="16.1538461538462" calcext:value-type="float">
            <text:p>16.154</text:p>
          </table:table-cell>
          <table:table-cell table:style-name="ce10" table:formula="of:=[$'Sitze absolut'.C26]/[$'Sitze absolut'.$O26]*100" office:value-type="float" office:value="13.8461538461538" calcext:value-type="float">
            <text:p>13.846</text:p>
          </table:table-cell>
          <table:table-cell table:style-name="ce10" table:formula="of:=[$'Sitze absolut'.D26]/[$'Sitze absolut'.$O26]*100" office:value-type="float" office:value="13.8461538461538" calcext:value-type="float">
            <text:p>13.846</text:p>
          </table:table-cell>
          <table:table-cell table:style-name="ce10" table:formula="of:=[$'Sitze absolut'.E26]/[$'Sitze absolut'.$O26]*100" office:value-type="float" office:value="5.38461538461539" calcext:value-type="float">
            <text:p>5.385</text:p>
          </table:table-cell>
          <table:table-cell table:style-name="ce10" table:formula="of:=[$'Sitze absolut'.F26]/[$'Sitze absolut'.$O26]*100" office:value-type="float" office:value="28.4615384615385" calcext:value-type="float">
            <text:p>28.462</text:p>
          </table:table-cell>
          <table:table-cell table:style-name="ce10" table:formula="of:=[$'Sitze absolut'.G26]/[$'Sitze absolut'.$O26]*100" office:value-type="float" office:value="0" calcext:value-type="float">
            <text:p>0.000</text:p>
          </table:table-cell>
          <table:table-cell table:style-name="ce10" table:formula="of:=[$'Sitze absolut'.H26]/[$'Sitze absolut'.$O26]*100" office:value-type="float" office:value="0" calcext:value-type="float">
            <text:p>0.000</text:p>
          </table:table-cell>
          <table:table-cell table:style-name="ce10" table:formula="of:=[$'Sitze absolut'.I26]/[$'Sitze absolut'.$O26]*100" office:value-type="float" office:value="3.84615384615385" calcext:value-type="float">
            <text:p>3.846</text:p>
          </table:table-cell>
          <table:table-cell table:style-name="ce10" table:formula="of:=[$'Sitze absolut'.J26]/[$'Sitze absolut'.$O26]*100" office:value-type="float" office:value="10" calcext:value-type="float">
            <text:p>10.000</text:p>
          </table:table-cell>
          <table:table-cell table:style-name="ce10" table:formula="of:=[$'Sitze absolut'.K26]/[$'Sitze absolut'.$O26]*100" office:value-type="float" office:value="0" calcext:value-type="float">
            <text:p>0.000</text:p>
          </table:table-cell>
          <table:table-cell table:style-name="ce10" table:formula="of:=[$'Sitze absolut'.L26]/[$'Sitze absolut'.$O26]*100" office:value-type="float" office:value="4.61538461538462" calcext:value-type="float">
            <text:p>4.615</text:p>
          </table:table-cell>
          <table:table-cell table:style-name="ce10" table:formula="of:=[$'Sitze absolut'.M26]/[$'Sitze absolut'.$O26]*100" office:value-type="float" office:value="3.07692307692308" calcext:value-type="float">
            <text:p>3.077</text:p>
          </table:table-cell>
          <table:table-cell table:style-name="ce10" table:formula="of:=[$'Sitze absolut'.N26]/[$'Sitze absolut'.$O26]*100" office:value-type="float" office:value="0.769230769230769" calcext:value-type="float">
            <text:p>0.769</text:p>
          </table:table-cell>
          <table:table-cell table:style-name="ce7" table:formula="of:=SUM([.B26:.N26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84" calcext:value-type="float">
            <text:p>1984</text:p>
          </table:table-cell>
          <table:table-cell table:style-name="ce10" table:formula="of:=[$'Sitze absolut'.B27]/[$'Sitze absolut'.$O27]*100" office:value-type="float" office:value="16.1538461538462" calcext:value-type="float">
            <text:p>16.154</text:p>
          </table:table-cell>
          <table:table-cell table:style-name="ce10" table:formula="of:=[$'Sitze absolut'.C27]/[$'Sitze absolut'.$O27]*100" office:value-type="float" office:value="11.5384615384615" calcext:value-type="float">
            <text:p>11.538</text:p>
          </table:table-cell>
          <table:table-cell table:style-name="ce10" table:formula="of:=[$'Sitze absolut'.D27]/[$'Sitze absolut'.$O27]*100" office:value-type="float" office:value="11.5384615384615" calcext:value-type="float">
            <text:p>11.538</text:p>
          </table:table-cell>
          <table:table-cell table:style-name="ce10" table:formula="of:=[$'Sitze absolut'.E27]/[$'Sitze absolut'.$O27]*100" office:value-type="float" office:value="7.69230769230769" calcext:value-type="float">
            <text:p>7.692</text:p>
          </table:table-cell>
          <table:table-cell table:style-name="ce10" table:formula="of:=[$'Sitze absolut'.F27]/[$'Sitze absolut'.$O27]*100" office:value-type="float" office:value="21.5384615384615" calcext:value-type="float">
            <text:p>21.538</text:p>
          </table:table-cell>
          <table:table-cell table:style-name="ce10" table:formula="of:=[$'Sitze absolut'.G27]/[$'Sitze absolut'.$O27]*100" office:value-type="float" office:value="8.46153846153846" calcext:value-type="float">
            <text:p>8.462</text:p>
          </table:table-cell>
          <table:table-cell table:style-name="ce10" table:formula="of:=[$'Sitze absolut'.H27]/[$'Sitze absolut'.$O27]*100" office:value-type="float" office:value="0" calcext:value-type="float">
            <text:p>0.000</text:p>
          </table:table-cell>
          <table:table-cell table:style-name="ce10" table:formula="of:=[$'Sitze absolut'.I27]/[$'Sitze absolut'.$O27]*100" office:value-type="float" office:value="3.84615384615385" calcext:value-type="float">
            <text:p>3.846</text:p>
          </table:table-cell>
          <table:table-cell table:style-name="ce10" table:formula="of:=[$'Sitze absolut'.J27]/[$'Sitze absolut'.$O27]*100" office:value-type="float" office:value="11.5384615384615" calcext:value-type="float">
            <text:p>11.538</text:p>
          </table:table-cell>
          <table:table-cell table:style-name="ce10" table:formula="of:=[$'Sitze absolut'.K27]/[$'Sitze absolut'.$O27]*100" office:value-type="float" office:value="0" calcext:value-type="float">
            <text:p>0.000</text:p>
          </table:table-cell>
          <table:table-cell table:style-name="ce10" table:formula="of:=[$'Sitze absolut'.L27]/[$'Sitze absolut'.$O27]*100" office:value-type="float" office:value="2.30769230769231" calcext:value-type="float">
            <text:p>2.308</text:p>
          </table:table-cell>
          <table:table-cell table:style-name="ce10" table:formula="of:=[$'Sitze absolut'.M27]/[$'Sitze absolut'.$O27]*100" office:value-type="float" office:value="5.38461538461539" calcext:value-type="float">
            <text:p>5.385</text:p>
          </table:table-cell>
          <table:table-cell table:style-name="ce10" table:formula="of:=[$'Sitze absolut'.N27]/[$'Sitze absolut'.$O27]*100" office:value-type="float" office:value="0" calcext:value-type="float">
            <text:p>0.000</text:p>
          </table:table-cell>
          <table:table-cell table:style-name="ce7" table:formula="of:=SUM([.B27:.N27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88" calcext:value-type="float">
            <text:p>1988</text:p>
          </table:table-cell>
          <table:table-cell table:style-name="ce10" table:formula="of:=[$'Sitze absolut'.B28]/[$'Sitze absolut'.$O28]*100" office:value-type="float" office:value="14.6153846153846" calcext:value-type="float">
            <text:p>14.615</text:p>
          </table:table-cell>
          <table:table-cell table:style-name="ce10" table:formula="of:=[$'Sitze absolut'.C28]/[$'Sitze absolut'.$O28]*100" office:value-type="float" office:value="11.5384615384615" calcext:value-type="float">
            <text:p>11.538</text:p>
          </table:table-cell>
          <table:table-cell table:style-name="ce10" table:formula="of:=[$'Sitze absolut'.D28]/[$'Sitze absolut'.$O28]*100" office:value-type="float" office:value="11.5384615384615" calcext:value-type="float">
            <text:p>11.538</text:p>
          </table:table-cell>
          <table:table-cell table:style-name="ce10" table:formula="of:=[$'Sitze absolut'.E28]/[$'Sitze absolut'.$O28]*100" office:value-type="float" office:value="5.38461538461539" calcext:value-type="float">
            <text:p>5.385</text:p>
          </table:table-cell>
          <table:table-cell table:style-name="ce10" table:formula="of:=[$'Sitze absolut'.F28]/[$'Sitze absolut'.$O28]*100" office:value-type="float" office:value="20.7692307692308" calcext:value-type="float">
            <text:p>20.769</text:p>
          </table:table-cell>
          <table:table-cell table:style-name="ce10" table:formula="of:=[$'Sitze absolut'.G28]/[$'Sitze absolut'.$O28]*100" office:value-type="float" office:value="6.92307692307692" calcext:value-type="float">
            <text:p>6.923</text:p>
          </table:table-cell>
          <table:table-cell table:style-name="ce10" table:formula="of:=[$'Sitze absolut'.H28]/[$'Sitze absolut'.$O28]*100" office:value-type="float" office:value="0" calcext:value-type="float">
            <text:p>0.000</text:p>
          </table:table-cell>
          <table:table-cell table:style-name="ce10" table:formula="of:=[$'Sitze absolut'.I28]/[$'Sitze absolut'.$O28]*100" office:value-type="float" office:value="6.15384615384615" calcext:value-type="float">
            <text:p>6.154</text:p>
          </table:table-cell>
          <table:table-cell table:style-name="ce10" table:formula="of:=[$'Sitze absolut'.J28]/[$'Sitze absolut'.$O28]*100" office:value-type="float" office:value="13.0769230769231" calcext:value-type="float">
            <text:p>13.077</text:p>
          </table:table-cell>
          <table:table-cell table:style-name="ce10" table:formula="of:=[$'Sitze absolut'.K28]/[$'Sitze absolut'.$O28]*100" office:value-type="float" office:value="0" calcext:value-type="float">
            <text:p>0.000</text:p>
          </table:table-cell>
          <table:table-cell table:style-name="ce10" table:formula="of:=[$'Sitze absolut'.L28]/[$'Sitze absolut'.$O28]*100" office:value-type="float" office:value="1.53846153846154" calcext:value-type="float">
            <text:p>1.538</text:p>
          </table:table-cell>
          <table:table-cell table:style-name="ce10" table:formula="of:=[$'Sitze absolut'.M28]/[$'Sitze absolut'.$O28]*100" office:value-type="float" office:value="7.69230769230769" calcext:value-type="float">
            <text:p>7.692</text:p>
          </table:table-cell>
          <table:table-cell table:style-name="ce10" table:formula="of:=[$'Sitze absolut'.N28]/[$'Sitze absolut'.$O28]*100" office:value-type="float" office:value="0.769230769230769" calcext:value-type="float">
            <text:p>0.769</text:p>
          </table:table-cell>
          <table:table-cell table:style-name="ce7" table:formula="of:=SUM([.B28:.N28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92" calcext:value-type="float">
            <text:p>1992</text:p>
          </table:table-cell>
          <table:table-cell table:style-name="ce10" table:formula="of:=[$'Sitze absolut'.B29]/[$'Sitze absolut'.$O29]*100" office:value-type="float" office:value="16.1538461538462" calcext:value-type="float">
            <text:p>16.154</text:p>
          </table:table-cell>
          <table:table-cell table:style-name="ce10" table:formula="of:=[$'Sitze absolut'.C29]/[$'Sitze absolut'.$O29]*100" office:value-type="float" office:value="13.0769230769231" calcext:value-type="float">
            <text:p>13.077</text:p>
          </table:table-cell>
          <table:table-cell table:style-name="ce10" table:formula="of:=[$'Sitze absolut'.D29]/[$'Sitze absolut'.$O29]*100" office:value-type="float" office:value="11.5384615384615" calcext:value-type="float">
            <text:p>11.538</text:p>
          </table:table-cell>
          <table:table-cell table:style-name="ce10" table:formula="of:=[$'Sitze absolut'.E29]/[$'Sitze absolut'.$O29]*100" office:value-type="float" office:value="4.61538461538462" calcext:value-type="float">
            <text:p>4.615</text:p>
          </table:table-cell>
          <table:table-cell table:style-name="ce10" table:formula="of:=[$'Sitze absolut'.F29]/[$'Sitze absolut'.$O29]*100" office:value-type="float" office:value="24.6153846153846" calcext:value-type="float">
            <text:p>24.615</text:p>
          </table:table-cell>
          <table:table-cell table:style-name="ce10" table:formula="of:=[$'Sitze absolut'.G29]/[$'Sitze absolut'.$O29]*100" office:value-type="float" office:value="7.69230769230769" calcext:value-type="float">
            <text:p>7.692</text:p>
          </table:table-cell>
          <table:table-cell table:style-name="ce10" table:formula="of:=[$'Sitze absolut'.H29]/[$'Sitze absolut'.$O29]*100" office:value-type="float" office:value="2.30769230769231" calcext:value-type="float">
            <text:p>2.308</text:p>
          </table:table-cell>
          <table:table-cell table:style-name="ce10" table:formula="of:=[$'Sitze absolut'.I29]/[$'Sitze absolut'.$O29]*100" office:value-type="float" office:value="2.30769230769231" calcext:value-type="float">
            <text:p>2.308</text:p>
          </table:table-cell>
          <table:table-cell table:style-name="ce10" table:formula="of:=[$'Sitze absolut'.J29]/[$'Sitze absolut'.$O29]*100" office:value-type="float" office:value="10.7692307692308" calcext:value-type="float">
            <text:p>10.769</text:p>
          </table:table-cell>
          <table:table-cell table:style-name="ce10" table:formula="of:=[$'Sitze absolut'.K29]/[$'Sitze absolut'.$O29]*100" office:value-type="float" office:value="0" calcext:value-type="float">
            <text:p>0.000</text:p>
          </table:table-cell>
          <table:table-cell table:style-name="ce10" table:formula="of:=[$'Sitze absolut'.L29]/[$'Sitze absolut'.$O29]*100" office:value-type="float" office:value="0.769230769230769" calcext:value-type="float">
            <text:p>0.769</text:p>
          </table:table-cell>
          <table:table-cell table:style-name="ce10" table:formula="of:=[$'Sitze absolut'.M29]/[$'Sitze absolut'.$O29]*100" office:value-type="float" office:value="6.15384615384615" calcext:value-type="float">
            <text:p>6.154</text:p>
          </table:table-cell>
          <table:table-cell table:style-name="ce10" table:formula="of:=[$'Sitze absolut'.N29]/[$'Sitze absolut'.$O29]*100" office:value-type="float" office:value="0" calcext:value-type="float">
            <text:p>0.000</text:p>
          </table:table-cell>
          <table:table-cell table:style-name="ce7" table:formula="of:=SUM([.B29:.N29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1996" calcext:value-type="float">
            <text:p>1996</text:p>
          </table:table-cell>
          <table:table-cell table:style-name="ce10" table:formula="of:=[$'Sitze absolut'.B30]/[$'Sitze absolut'.$O30]*100" office:value-type="float" office:value="13.0769230769231" calcext:value-type="float">
            <text:p>13.077</text:p>
          </table:table-cell>
          <table:table-cell table:style-name="ce10" table:formula="of:=[$'Sitze absolut'.C30]/[$'Sitze absolut'.$O30]*100" office:value-type="float" office:value="10.7692307692308" calcext:value-type="float">
            <text:p>10.769</text:p>
          </table:table-cell>
          <table:table-cell table:style-name="ce10" table:formula="of:=[$'Sitze absolut'.D30]/[$'Sitze absolut'.$O30]*100" office:value-type="float" office:value="10" calcext:value-type="float">
            <text:p>10.000</text:p>
          </table:table-cell>
          <table:table-cell table:style-name="ce10" table:formula="of:=[$'Sitze absolut'.E30]/[$'Sitze absolut'.$O30]*100" office:value-type="float" office:value="4.61538461538462" calcext:value-type="float">
            <text:p>4.615</text:p>
          </table:table-cell>
          <table:table-cell table:style-name="ce10" table:formula="of:=[$'Sitze absolut'.F30]/[$'Sitze absolut'.$O30]*100" office:value-type="float" office:value="30" calcext:value-type="float">
            <text:p>30.000</text:p>
          </table:table-cell>
          <table:table-cell table:style-name="ce10" table:formula="of:=[$'Sitze absolut'.G30]/[$'Sitze absolut'.$O30]*100" office:value-type="float" office:value="7.69230769230769" calcext:value-type="float">
            <text:p>7.692</text:p>
          </table:table-cell>
          <table:table-cell table:style-name="ce10" table:formula="of:=[$'Sitze absolut'.H30]/[$'Sitze absolut'.$O30]*100" office:value-type="float" office:value="2.30769230769231" calcext:value-type="float">
            <text:p>2.308</text:p>
          </table:table-cell>
          <table:table-cell table:style-name="ce10" table:formula="of:=[$'Sitze absolut'.I30]/[$'Sitze absolut'.$O30]*100" office:value-type="float" office:value="0" calcext:value-type="float">
            <text:p>0.000</text:p>
          </table:table-cell>
          <table:table-cell table:style-name="ce10" table:formula="of:=[$'Sitze absolut'.J30]/[$'Sitze absolut'.$O30]*100" office:value-type="float" office:value="15.3846153846154" calcext:value-type="float">
            <text:p>15.385</text:p>
          </table:table-cell>
          <table:table-cell table:style-name="ce10" table:formula="of:=[$'Sitze absolut'.K30]/[$'Sitze absolut'.$O30]*100" office:value-type="float" office:value="0" calcext:value-type="float">
            <text:p>0.000</text:p>
          </table:table-cell>
          <table:table-cell table:style-name="ce10" table:formula="of:=[$'Sitze absolut'.L30]/[$'Sitze absolut'.$O30]*100" office:value-type="float" office:value="0" calcext:value-type="float">
            <text:p>0.000</text:p>
          </table:table-cell>
          <table:table-cell table:style-name="ce10" table:formula="of:=[$'Sitze absolut'.M30]/[$'Sitze absolut'.$O30]*100" office:value-type="float" office:value="6.15384615384615" calcext:value-type="float">
            <text:p>6.154</text:p>
          </table:table-cell>
          <table:table-cell table:style-name="ce10" table:formula="of:=[$'Sitze absolut'.N30]/[$'Sitze absolut'.$O30]*100" office:value-type="float" office:value="0" calcext:value-type="float">
            <text:p>0.000</text:p>
          </table:table-cell>
          <table:table-cell table:style-name="ce7" table:formula="of:=SUM([.B30:.N30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2000" calcext:value-type="float">
            <text:p>2000</text:p>
          </table:table-cell>
          <table:table-cell table:style-name="ce10" table:formula="of:=[$'Sitze absolut'.B31]/[$'Sitze absolut'.$O31]*100" office:value-type="float" office:value="13.8461538461538" calcext:value-type="float">
            <text:p>13.846</text:p>
          </table:table-cell>
          <table:table-cell table:style-name="ce10" table:formula="of:=[$'Sitze absolut'.C31]/[$'Sitze absolut'.$O31]*100" office:value-type="float" office:value="12.3076923076923" calcext:value-type="float">
            <text:p>12.308</text:p>
          </table:table-cell>
          <table:table-cell table:style-name="ce10" table:formula="of:=[$'Sitze absolut'.D31]/[$'Sitze absolut'.$O31]*100" office:value-type="float" office:value="10.7692307692308" calcext:value-type="float">
            <text:p>10.769</text:p>
          </table:table-cell>
          <table:table-cell table:style-name="ce10" table:formula="of:=[$'Sitze absolut'.E31]/[$'Sitze absolut'.$O31]*100" office:value-type="float" office:value="4.61538461538462" calcext:value-type="float">
            <text:p>4.615</text:p>
          </table:table-cell>
          <table:table-cell table:style-name="ce10" table:formula="of:=[$'Sitze absolut'.F31]/[$'Sitze absolut'.$O31]*100" office:value-type="float" office:value="30" calcext:value-type="float">
            <text:p>30.000</text:p>
          </table:table-cell>
          <table:table-cell table:style-name="ce10" table:formula="of:=[$'Sitze absolut'.G31]/[$'Sitze absolut'.$O31]*100" office:value-type="float" office:value="4.61538461538462" calcext:value-type="float">
            <text:p>4.615</text:p>
          </table:table-cell>
          <table:table-cell table:style-name="ce10" table:formula="of:=[$'Sitze absolut'.H31]/[$'Sitze absolut'.$O31]*100" office:value-type="float" office:value="10.7692307692308" calcext:value-type="float">
            <text:p>10.769</text:p>
          </table:table-cell>
          <table:table-cell table:style-name="ce10" table:formula="of:=[$'Sitze absolut'.I31]/[$'Sitze absolut'.$O31]*100" office:value-type="float" office:value="0" calcext:value-type="float">
            <text:p>0.000</text:p>
          </table:table-cell>
          <table:table-cell table:style-name="ce10" table:formula="of:=[$'Sitze absolut'.J31]/[$'Sitze absolut'.$O31]*100" office:value-type="float" office:value="9.23076923076923" calcext:value-type="float">
            <text:p>9.231</text:p>
          </table:table-cell>
          <table:table-cell table:style-name="ce10" table:formula="of:=[$'Sitze absolut'.K31]/[$'Sitze absolut'.$O31]*100" office:value-type="float" office:value="0" calcext:value-type="float">
            <text:p>0.000</text:p>
          </table:table-cell>
          <table:table-cell table:style-name="ce10" table:formula="of:=[$'Sitze absolut'.L31]/[$'Sitze absolut'.$O31]*100" office:value-type="float" office:value="0" calcext:value-type="float">
            <text:p>0.000</text:p>
          </table:table-cell>
          <table:table-cell table:style-name="ce10" table:formula="of:=[$'Sitze absolut'.M31]/[$'Sitze absolut'.$O31]*100" office:value-type="float" office:value="3.84615384615385" calcext:value-type="float">
            <text:p>3.846</text:p>
          </table:table-cell>
          <table:table-cell table:style-name="ce10" table:formula="of:=[$'Sitze absolut'.N31]/[$'Sitze absolut'.$O31]*100" office:value-type="float" office:value="0" calcext:value-type="float">
            <text:p>0.000</text:p>
          </table:table-cell>
          <table:table-cell table:style-name="ce7" table:formula="of:=SUM([.B31:.N31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2004" calcext:value-type="float">
            <text:p>2004</text:p>
          </table:table-cell>
          <table:table-cell table:style-name="ce10" table:formula="of:=[$'Sitze absolut'.B32]/[$'Sitze absolut'.$O32]*100" office:value-type="float" office:value="13.0769230769231" calcext:value-type="float">
            <text:p>13.077</text:p>
          </table:table-cell>
          <table:table-cell table:style-name="ce10" table:formula="of:=[$'Sitze absolut'.C32]/[$'Sitze absolut'.$O32]*100" office:value-type="float" office:value="9.23076923076923" calcext:value-type="float">
            <text:p>9.231</text:p>
          </table:table-cell>
          <table:table-cell table:style-name="ce10" table:formula="of:=[$'Sitze absolut'.D32]/[$'Sitze absolut'.$O32]*100" office:value-type="float" office:value="8.46153846153846" calcext:value-type="float">
            <text:p>8.462</text:p>
          </table:table-cell>
          <table:table-cell table:style-name="ce10" table:formula="of:=[$'Sitze absolut'.E32]/[$'Sitze absolut'.$O32]*100" office:value-type="float" office:value="4.61538461538462" calcext:value-type="float">
            <text:p>4.615</text:p>
          </table:table-cell>
          <table:table-cell table:style-name="ce10" table:formula="of:=[$'Sitze absolut'.F32]/[$'Sitze absolut'.$O32]*100" office:value-type="float" office:value="35.3846153846154" calcext:value-type="float">
            <text:p>35.385</text:p>
          </table:table-cell>
          <table:table-cell table:style-name="ce10" table:formula="of:=[$'Sitze absolut'.G32]/[$'Sitze absolut'.$O32]*100" office:value-type="float" office:value="4.61538461538462" calcext:value-type="float">
            <text:p>4.615</text:p>
          </table:table-cell>
          <table:table-cell table:style-name="ce10" table:formula="of:=[$'Sitze absolut'.H32]/[$'Sitze absolut'.$O32]*100" office:value-type="float" office:value="11.5384615384615" calcext:value-type="float">
            <text:p>11.538</text:p>
          </table:table-cell>
          <table:table-cell table:style-name="ce10" table:formula="of:=[$'Sitze absolut'.I32]/[$'Sitze absolut'.$O32]*100" office:value-type="float" office:value="0" calcext:value-type="float">
            <text:p>0.000</text:p>
          </table:table-cell>
          <table:table-cell table:style-name="ce10" table:formula="of:=[$'Sitze absolut'.J32]/[$'Sitze absolut'.$O32]*100" office:value-type="float" office:value="12.3076923076923" calcext:value-type="float">
            <text:p>12.308</text:p>
          </table:table-cell>
          <table:table-cell table:style-name="ce10" table:formula="of:=[$'Sitze absolut'.K32]/[$'Sitze absolut'.$O32]*100" office:value-type="float" office:value="0" calcext:value-type="float">
            <text:p>0.000</text:p>
          </table:table-cell>
          <table:table-cell table:style-name="ce10" table:formula="of:=[$'Sitze absolut'.L32]/[$'Sitze absolut'.$O32]*100" office:value-type="float" office:value="0" calcext:value-type="float">
            <text:p>0.000</text:p>
          </table:table-cell>
          <table:table-cell table:style-name="ce10" table:formula="of:=[$'Sitze absolut'.M32]/[$'Sitze absolut'.$O32]*100" office:value-type="float" office:value="0" calcext:value-type="float">
            <text:p>0.000</text:p>
          </table:table-cell>
          <table:table-cell table:style-name="ce10" table:formula="of:=[$'Sitze absolut'.N32]/[$'Sitze absolut'.$O32]*100" office:value-type="float" office:value="0.769230769230769" calcext:value-type="float">
            <text:p>0.769</text:p>
          </table:table-cell>
          <table:table-cell table:style-name="ce7" table:formula="of:=SUM([.B32:.N32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7" office:value-type="float" office:value="2008" calcext:value-type="float">
            <text:p>2008</text:p>
          </table:table-cell>
          <table:table-cell table:style-name="ce10" table:formula="of:=[$'Sitze absolut'.B33]/[$'Sitze absolut'.$O33]*100" office:value-type="float" office:value="11" calcext:value-type="float">
            <text:p>11.000</text:p>
          </table:table-cell>
          <table:table-cell table:style-name="ce10" table:formula="of:=[$'Sitze absolut'.C33]/[$'Sitze absolut'.$O33]*100" office:value-type="float" office:value="9" calcext:value-type="float">
            <text:p>9.000</text:p>
          </table:table-cell>
          <table:table-cell table:style-name="ce10" table:formula="of:=[$'Sitze absolut'.D33]/[$'Sitze absolut'.$O33]*100" office:value-type="float" office:value="8" calcext:value-type="float">
            <text:p>8.000</text:p>
          </table:table-cell>
          <table:table-cell table:style-name="ce10" table:formula="of:=[$'Sitze absolut'.E33]/[$'Sitze absolut'.$O33]*100" office:value-type="float" office:value="4" calcext:value-type="float">
            <text:p>4.000</text:p>
          </table:table-cell>
          <table:table-cell table:style-name="ce10" table:formula="of:=[$'Sitze absolut'.F33]/[$'Sitze absolut'.$O33]*100" office:value-type="float" office:value="32" calcext:value-type="float">
            <text:p>32.000</text:p>
          </table:table-cell>
          <table:table-cell table:style-name="ce10" table:formula="of:=[$'Sitze absolut'.G33]/[$'Sitze absolut'.$O33]*100" office:value-type="float" office:value="3" calcext:value-type="float">
            <text:p>3.000</text:p>
          </table:table-cell>
          <table:table-cell table:style-name="ce10" table:formula="of:=[$'Sitze absolut'.H33]/[$'Sitze absolut'.$O33]*100" office:value-type="float" office:value="14" calcext:value-type="float">
            <text:p>14.000</text:p>
          </table:table-cell>
          <table:table-cell table:style-name="ce10" table:formula="of:=[$'Sitze absolut'.I33]/[$'Sitze absolut'.$O33]*100" office:value-type="float" office:value="0" calcext:value-type="float">
            <text:p>0.000</text:p>
          </table:table-cell>
          <table:table-cell table:style-name="ce10" table:formula="of:=[$'Sitze absolut'.J33]/[$'Sitze absolut'.$O33]*100" office:value-type="float" office:value="13" calcext:value-type="float">
            <text:p>13.000</text:p>
          </table:table-cell>
          <table:table-cell table:style-name="ce10" table:formula="of:=[$'Sitze absolut'.K33]/[$'Sitze absolut'.$O33]*100" office:value-type="float" office:value="5" calcext:value-type="float">
            <text:p>5.000</text:p>
          </table:table-cell>
          <table:table-cell table:style-name="ce10" table:formula="of:=[$'Sitze absolut'.L33]/[$'Sitze absolut'.$O33]*100" office:value-type="float" office:value="0" calcext:value-type="float">
            <text:p>0.000</text:p>
          </table:table-cell>
          <table:table-cell table:style-name="ce10" table:formula="of:=[$'Sitze absolut'.M33]/[$'Sitze absolut'.$O33]*100" office:value-type="float" office:value="0" calcext:value-type="float">
            <text:p>0.000</text:p>
          </table:table-cell>
          <table:table-cell table:style-name="ce10" table:formula="of:=[$'Sitze absolut'.N33]/[$'Sitze absolut'.$O33]*100" office:value-type="float" office:value="1" calcext:value-type="float">
            <text:p>1.000</text:p>
          </table:table-cell>
          <table:table-cell table:style-name="ce7" table:formula="of:=SUM([.B33:.N33])" office:value-type="float" office:value="100" calcext:value-type="float">
            <text:p>100</text:p>
          </table:table-cell>
          <table:table-cell table:number-columns-repeated="1009"/>
        </table:table-row>
        <table:table-row table:style-name="ro5">
          <table:table-cell table:style-name="ce8" office:value-type="float" office:value="2012" calcext:value-type="float">
            <text:p>2012</text:p>
          </table:table-cell>
          <table:table-cell table:style-name="ce10" table:formula="of:=[$'Sitze absolut'.B34]/[$'Sitze absolut'.$O34]*100" office:value-type="float" office:value="12" calcext:value-type="float">
            <text:p>12.000</text:p>
          </table:table-cell>
          <table:table-cell table:style-name="ce10" table:formula="of:=[$'Sitze absolut'.C34]/[$'Sitze absolut'.$O34]*100" office:value-type="float" office:value="10" calcext:value-type="float">
            <text:p>10.000</text:p>
          </table:table-cell>
          <table:table-cell table:style-name="ce10" table:formula="of:=[$'Sitze absolut'.D34]/[$'Sitze absolut'.$O34]*100" office:value-type="float" office:value="8" calcext:value-type="float">
            <text:p>8.000</text:p>
          </table:table-cell>
          <table:table-cell table:style-name="ce10" table:formula="of:=[$'Sitze absolut'.E34]/[$'Sitze absolut'.$O34]*100" office:value-type="float" office:value="1" calcext:value-type="float">
            <text:p>1.000</text:p>
          </table:table-cell>
          <table:table-cell table:style-name="ce10" table:formula="of:=[$'Sitze absolut'.F34]/[$'Sitze absolut'.$O34]*100" office:value-type="float" office:value="33" calcext:value-type="float">
            <text:p>33.000</text:p>
          </table:table-cell>
          <table:table-cell table:style-name="ce10" table:formula="of:=[$'Sitze absolut'.G34]/[$'Sitze absolut'.$O34]*100" office:value-type="float" office:value="0" calcext:value-type="float">
            <text:p>0.000</text:p>
          </table:table-cell>
          <table:table-cell table:style-name="ce10" table:formula="of:=[$'Sitze absolut'.H34]/[$'Sitze absolut'.$O34]*100" office:value-type="float" office:value="15" calcext:value-type="float">
            <text:p>15.000</text:p>
          </table:table-cell>
          <table:table-cell table:style-name="ce10" table:formula="of:=[$'Sitze absolut'.I34]/[$'Sitze absolut'.$O34]*100" office:value-type="float" office:value="0" calcext:value-type="float">
            <text:p>0.000</text:p>
          </table:table-cell>
          <table:table-cell table:style-name="ce10" table:formula="of:=[$'Sitze absolut'.J34]/[$'Sitze absolut'.$O34]*100" office:value-type="float" office:value="13" calcext:value-type="float">
            <text:p>13.000</text:p>
          </table:table-cell>
          <table:table-cell table:style-name="ce10" table:formula="of:=[$'Sitze absolut'.K34]/[$'Sitze absolut'.$O34]*100" office:value-type="float" office:value="5" calcext:value-type="float">
            <text:p>5.000</text:p>
          </table:table-cell>
          <table:table-cell table:style-name="ce10" table:formula="of:=[$'Sitze absolut'.L34]/[$'Sitze absolut'.$O34]*100" office:value-type="float" office:value="0" calcext:value-type="float">
            <text:p>0.000</text:p>
          </table:table-cell>
          <table:table-cell table:style-name="ce10" table:formula="of:=[$'Sitze absolut'.M34]/[$'Sitze absolut'.$O34]*100" office:value-type="float" office:value="2" calcext:value-type="float">
            <text:p>2.000</text:p>
          </table:table-cell>
          <table:table-cell table:style-name="ce10" table:formula="of:=[$'Sitze absolut'.N34]/[$'Sitze absolut'.$O34]*100" office:value-type="float" office:value="1" calcext:value-type="float">
            <text:p>1.000</text:p>
          </table:table-cell>
          <table:table-cell table:style-name="ce7" table:formula="of:=SUM([.B34:.N34])" office:value-type="float" office:value="100" calcext:value-type="float">
            <text:p>100</text:p>
          </table:table-cell>
          <table:table-cell table:number-columns-repeated="100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loext:fill-character> </loext:fill-character>
      <number:text>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loext:text> SFr. </loext:text>
      <loext:fill-character> </loext:fill-character>
      <number:text>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.00.0000</text:date>, <text:time style:data-style-name="N2" text:time-value="09:50:47.8103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tt2" style:display-name="PageStyle_Blat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tt1" style:display-name="PageStyle_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</meta:initial-creator>
    <meta:creation-date>2016-06-29T17:23:14</meta:creation-date>
    <dc:date>2016-06-30T09:53:55.216811000</dc:date>
    <meta:generator>LibreOffice/5.0.6.3$MacOSX_X86_64 LibreOffice_project/490fc03b25318460cfc54456516ea2519c11d1aa</meta:generator>
    <meta:editing-duration>PT4H37M40S</meta:editing-duration>
    <meta:editing-cycles>9</meta:editing-cycles>
    <meta:document-statistic meta:table-count="2" meta:cell-count="1054" meta:object-count="0"/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